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_L=60_p=0.890000" table:style-name="ta1">
        <table:shapes>
          <draw:frame draw:z-index="0" draw:style-name="gr1" draw:text-style-name="P1" svg:width="149.41mm" svg:height="78.46mm" svg:x="41.89mm" svg:y="0mm">
            <loext:p draw:notify-on-update-of-ranges="'Hist_L=60_p=0.890000'.B1:'Hist_L=60_p=0.890000'.B1 'Hist_L=60_p=0.890000'.B2:'Hist_L=60_p=0.890000'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17mm" svg:height="72.38mm" svg:x="40.51mm" svg:y="85.38mm">
            <loext:p draw:notify-on-update-of-ranges="'Hist_L=60_p=0.890000'.B19:'Hist_L=60_p=0.890000'.B19 'Hist_L=60_p=0.890000'.B20:'Hist_L=60_p=0.890000'.B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3.82mm" svg:height="72.1mm" svg:x="40.23mm" svg:y="164.4mm">
            <loext:p draw:notify-on-update-of-ranges="'Hist_L=60_p=0.890000'.B37:'Hist_L=60_p=0.890000'.B37 'Hist_L=60_p=0.890000'.B38:'Hist_L=60_p=0.890000'.B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1.89mm" svg:height="73.79mm" svg:x="39.96mm" svg:y="246.25mm">
            <loext:p draw:notify-on-update-of-ranges="'Hist_L=60_p=0.890000'.B55:'Hist_L=60_p=0.890000'.B55 'Hist_L=60_p=0.890000'.B56:'Hist_L=60_p=0.890000'.B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4.09mm" svg:height="72.66mm" svg:x="37.76mm" svg:y="325.27mm">
            <loext:p draw:notify-on-update-of-ranges="'Hist_L=60_p=0.890000'.B73:'Hist_L=60_p=0.890000'.B73 'Hist_L=60_p=0.890000'.B74:'Hist_L=60_p=0.890000'.B8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2.22mm" svg:height="73.1mm" svg:x="35.78mm" svg:y="407.53mm">
            <loext:p draw:notify-on-update-of-ranges="'Hist_L=60_p=0.890000'.B91:'Hist_L=60_p=0.890000'.B91 'Hist_L=60_p=0.890000'.B92:'Hist_L=60_p=0.890000'.B10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1.67mm" svg:height="75.35mm" svg:x="36.61mm" svg:y="488.53mm">
            <loext:p draw:notify-on-update-of-ranges="'Hist_L=60_p=0.890000'.B109:'Hist_L=60_p=0.890000'.B109 'Hist_L=60_p=0.890000'.B110:'Hist_L=60_p=0.890000'.B1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0.29mm" svg:height="73.09mm" svg:x="37.98mm" svg:y="574.04mm">
            <loext:p draw:notify-on-update-of-ranges="'Hist_L=60_p=0.890000'.B127:'Hist_L=60_p=0.890000'.B127 'Hist_L=60_p=0.890000'.B128:'Hist_L=60_p=0.890000'.B1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0.29mm" svg:height="72.53mm" svg:x="38.26mm" svg:y="656.73mm">
            <loext:p draw:notify-on-update-of-ranges="'Hist_L=60_p=0.890000'.B145:'Hist_L=60_p=0.890000'.B145 'Hist_L=60_p=0.890000'.B146:'Hist_L=60_p=0.890000'.B1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1.06mm" svg:height="73.79mm" svg:x="36.93mm" svg:y="733.36mm">
            <loext:p draw:notify-on-update-of-ranges="'Hist_L=60_p=0.890000'.B163:'Hist_L=60_p=0.890000'.B163 'Hist_L=60_p=0.890000'.B164:'Hist_L=60_p=0.890000'.B17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49.97mm" svg:height="74.06mm" svg:x="38.03mm" svg:y="814.38mm">
            <loext:p draw:notify-on-update-of-ranges="'Hist_L=60_p=0.890000'.B181:'Hist_L=60_p=0.890000'.B181 'Hist_L=60_p=0.890000'.B182:'Hist_L=60_p=0.890000'.B19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1.89mm" svg:height="76.05mm" svg:x="39.41mm" svg:y="894.52mm">
            <loext:p draw:notify-on-update-of-ranges="'Hist_L=60_p=0.890000'.B199:'Hist_L=60_p=0.890000'.B199 'Hist_L=60_p=0.890000'.B200:'Hist_L=60_p=0.890000'.B21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3.54mm" svg:height="76.05mm" svg:x="39.41mm" svg:y="974.95mm">
            <loext:p draw:notify-on-update-of-ranges="'Hist_L=60_p=0.890000'.B217:'Hist_L=60_p=0.890000'.B217 'Hist_L=60_p=0.890000'.B218:'Hist_L=60_p=0.890000'.B23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4.92mm" svg:height="74.64mm" svg:x="38.03mm" svg:y="1057.35mm">
            <loext:p draw:notify-on-update-of-ranges="'Hist_L=60_p=0.890000'.B235:'Hist_L=60_p=0.890000'.B235 'Hist_L=60_p=0.890000'.B236:'Hist_L=60_p=0.890000'.B25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2.72mm" svg:height="78.02mm" svg:x="38.58mm" svg:y="1138.07mm">
            <loext:p draw:notify-on-update-of-ranges="'Hist_L=60_p=0.890000'.B253:'Hist_L=60_p=0.890000'.B253 'Hist_L=60_p=0.890000'.B254:'Hist_L=60_p=0.890000'.B26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2.99mm" svg:height="75.19mm" svg:x="38.31mm" svg:y="1221.33mm">
            <loext:p draw:notify-on-update-of-ranges="'Hist_L=60_p=0.890000'.B271:'Hist_L=60_p=0.890000'.B271 'Hist_L=60_p=0.890000'.B272:'Hist_L=60_p=0.890000'.B28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2.45mm" svg:height="74.78mm" svg:x="39.13mm" svg:y="1303.02mm">
            <loext:p draw:notify-on-update-of-ranges="'Hist_L=60_p=0.890000'.B289:'Hist_L=60_p=0.890000'.B289 'Hist_L=60_p=0.890000'.B290:'Hist_L=60_p=0.890000'.B30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3.27mm" svg:height="76.89mm" svg:x="39.96mm" svg:y="1382.48mm">
            <loext:p draw:notify-on-update-of-ranges="'Hist_L=60_p=0.890000'.B307:'Hist_L=60_p=0.890000'.B307 'Hist_L=60_p=0.890000'.B308:'Hist_L=60_p=0.890000'.B32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3.54mm" svg:height="71.52mm" svg:x="39.69mm" svg:y="1464.33mm">
            <loext:p draw:notify-on-update-of-ranges="'Hist_L=60_p=0.890000'.B325:'Hist_L=60_p=0.890000'.B325 'Hist_L=60_p=0.890000'.B326:'Hist_L=60_p=0.890000'.B34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153.27mm" svg:height="76.05mm" svg:x="40.51mm" svg:y="1544.48mm">
            <loext:p draw:notify-on-update-of-ranges="'Hist_L=60_p=0.890000'.B343:'Hist_L=60_p=0.890000'.B343 'Hist_L=60_p=0.890000'.B344:'Hist_L=60_p=0.890000'.B359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154.1mm" svg:height="76.05mm" svg:x="39.13mm" svg:y="1625.19mm">
            <loext:p draw:notify-on-update-of-ranges="'Hist_L=60_p=0.890000'.B361:'Hist_L=60_p=0.890000'.B361 'Hist_L=60_p=0.890000'.B362:'Hist_L=60_p=0.890000'.B377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154.64mm" svg:height="75.19mm" svg:x="38.04mm" svg:y="1707.61mm">
            <loext:p draw:notify-on-update-of-ranges="'Hist_L=60_p=0.890000'.B379:'Hist_L=60_p=0.890000'.B379 'Hist_L=60_p=0.890000'.B380:'Hist_L=60_p=0.890000'.B395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151.89mm" svg:height="74.63mm" svg:x="37.21mm" svg:y="1788.6mm">
            <loext:p draw:notify-on-update-of-ranges="'Hist_L=60_p=0.890000'.B397:'Hist_L=60_p=0.890000'.B397 'Hist_L=60_p=0.890000'.B398:'Hist_L=60_p=0.890000'.B413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153mm" svg:height="76.03mm" svg:x="36.1mm" svg:y="1869.04mm">
            <loext:p draw:notify-on-update-of-ranges="'Hist_L=60_p=0.890000'.B415:'Hist_L=60_p=0.890000'.B415 'Hist_L=60_p=0.890000'.B416:'Hist_L=60_p=0.890000'.B431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152.17mm" svg:height="75.2mm" svg:x="35.83mm" svg:y="1950.87mm">
            <loext:p draw:notify-on-update-of-ranges="'Hist_L=60_p=0.890000'.B433:'Hist_L=60_p=0.890000'.B433 'Hist_L=60_p=0.890000'.B434:'Hist_L=60_p=0.890000'.B44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151.62mm" svg:height="74.64mm" svg:x="36.93mm" svg:y="2033.28mm">
            <loext:p draw:notify-on-update-of-ranges="'Hist_L=60_p=0.890000'.B451:'Hist_L=60_p=0.890000'.B451 'Hist_L=60_p=0.890000'.B452:'Hist_L=60_p=0.890000'.B467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151.34mm" svg:height="77.17mm" svg:x="36.93mm" svg:y="2113.15mm">
            <loext:p draw:notify-on-update-of-ranges="'Hist_L=60_p=0.890000'.B469:'Hist_L=60_p=0.890000'.B469 'Hist_L=60_p=0.890000'.B470:'Hist_L=60_p=0.890000'.B485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1" draw:text-style-name="P1" svg:width="150.51mm" svg:height="74.64mm" svg:x="36.66mm" svg:y="2195.84mm">
            <loext:p draw:notify-on-update-of-ranges="'Hist_L=60_p=0.890000'.B487:'Hist_L=60_p=0.890000'.B487 'Hist_L=60_p=0.890000'.B488:'Hist_L=60_p=0.890000'.B503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8" draw:style-name="gr1" draw:text-style-name="P1" svg:width="149.69mm" svg:height="76.61mm" svg:x="37.21mm" svg:y="2276.28mm">
            <loext:p draw:notify-on-update-of-ranges="'Hist_L=60_p=0.890000'.B505:'Hist_L=60_p=0.890000'.B505 'Hist_L=60_p=0.890000'.B506:'Hist_L=60_p=0.890000'.B521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9" draw:style-name="gr1" draw:text-style-name="P1" svg:width="153.27mm" svg:height="76.05mm" svg:x="37.76mm" svg:y="2355.58mm">
            <loext:p draw:notify-on-update-of-ranges="'Hist_L=60_p=0.890000'.B523:'Hist_L=60_p=0.890000'.B523 'Hist_L=60_p=0.890000'.B524:'Hist_L=60_p=0.890000'.B539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30" draw:style-name="gr1" draw:text-style-name="P1" svg:width="153.27mm" svg:height="73.79mm" svg:x="35.84mm" svg:y="2441.94mm">
            <loext:p draw:notify-on-update-of-ranges="'Hist_L=60_p=0.890000'.B541:'Hist_L=60_p=0.890000'.B541 'Hist_L=60_p=0.890000'.B542:'Hist_L=60_p=0.890000'.B557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31" draw:style-name="gr1" draw:text-style-name="P1" svg:width="152.99mm" svg:height="75.19mm" svg:x="36.38mm" svg:y="2521.53mm">
            <loext:p draw:notify-on-update-of-ranges="'Hist_L=60_p=0.890000'.B559:'Hist_L=60_p=0.890000'.B559 'Hist_L=60_p=0.890000'.B560:'Hist_L=60_p=0.890000'.B575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2" draw:style-name="gr1" draw:text-style-name="P1" svg:width="148.59mm" svg:height="73.21mm" svg:x="37.49mm" svg:y="2601.97mm">
            <loext:p draw:notify-on-update-of-ranges="'Hist_L=60_p=0.890000'.B577:'Hist_L=60_p=0.890000'.B577 'Hist_L=60_p=0.890000'.B578:'Hist_L=60_p=0.890000'.B593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33" draw:style-name="gr1" draw:text-style-name="P1" svg:width="145.83mm" svg:height="74.63mm" svg:x="38.31mm" svg:y="2682.68mm">
            <loext:p draw:notify-on-update-of-ranges="'Hist_L=60_p=0.890000'.B595:'Hist_L=60_p=0.890000'.B595 'Hist_L=60_p=0.890000'.B596:'Hist_L=60_p=0.890000'.B611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34" draw:style-name="gr1" draw:text-style-name="P1" svg:width="145.83mm" svg:height="76.04mm" svg:x="38.86mm" svg:y="2763.95mm">
            <loext:p draw:notify-on-update-of-ranges="'Hist_L=60_p=0.890000'.B613:'Hist_L=60_p=0.890000'.B613 'Hist_L=60_p=0.890000'.B614:'Hist_L=60_p=0.890000'.B629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35" draw:style-name="gr1" draw:text-style-name="P1" svg:width="149.14mm" svg:height="71.82mm" svg:x="38.03mm" svg:y="2845.52mm">
            <loext:p draw:notify-on-update-of-ranges="'Hist_L=60_p=0.890000'.B631:'Hist_L=60_p=0.890000'.B631 'Hist_L=60_p=0.890000'.B632:'Hist_L=60_p=0.890000'.B647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36" draw:style-name="gr1" draw:text-style-name="P1" svg:width="150.23mm" svg:height="75.48mm" svg:x="36.94mm" svg:y="2925.96mm">
            <loext:p draw:notify-on-update-of-ranges="'Hist_L=60_p=0.890000'.B649:'Hist_L=60_p=0.890000'.B649 'Hist_L=60_p=0.890000'.B650:'Hist_L=60_p=0.890000'.B665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7" draw:style-name="gr1" draw:text-style-name="P1" svg:width="147.76mm" svg:height="73.23mm" svg:x="36.66mm" svg:y="3008.36mm">
            <loext:p draw:notify-on-update-of-ranges="'Hist_L=60_p=0.890000'.B667:'Hist_L=60_p=0.890000'.B667 'Hist_L=60_p=0.890000'.B668:'Hist_L=60_p=0.890000'.B683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38" draw:style-name="gr1" draw:text-style-name="P1" svg:width="144.73mm" svg:height="73.51mm" svg:x="37.76mm" svg:y="3090.49mm">
            <loext:p draw:notify-on-update-of-ranges="'Hist_L=60_p=0.890000'.B685:'Hist_L=60_p=0.890000'.B685 'Hist_L=60_p=0.890000'.B686:'Hist_L=60_p=0.890000'.B701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9" draw:style-name="gr1" draw:text-style-name="P1" svg:width="148.04mm" svg:height="74.36mm" svg:x="36.65mm" svg:y="3170.92mm">
            <loext:p draw:notify-on-update-of-ranges="'Hist_L=60_p=0.890000'.B703:'Hist_L=60_p=0.890000'.B703 'Hist_L=60_p=0.890000'.B704:'Hist_L=60_p=0.890000'.B719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0" draw:style-name="gr1" draw:text-style-name="P1" svg:width="147.48mm" svg:height="72.94mm" svg:x="36.39mm" svg:y="3253.05mm">
            <loext:p draw:notify-on-update-of-ranges="'Hist_L=60_p=0.890000'.B721:'Hist_L=60_p=0.890000'.B721 'Hist_L=60_p=0.890000'.B722:'Hist_L=60_p=0.890000'.B737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41" draw:style-name="gr1" draw:text-style-name="P1" svg:width="149.69mm" svg:height="76.33mm" svg:x="35.83mm" svg:y="3331.51mm">
            <loext:p draw:notify-on-update-of-ranges="'Hist_L=60_p=0.890000'.B739:'Hist_L=60_p=0.890000'.B739 'Hist_L=60_p=0.890000'.B740:'Hist_L=60_p=0.890000'.B755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42" draw:style-name="gr1" draw:text-style-name="P1" svg:width="151.07mm" svg:height="74.92mm" svg:x="36.93mm" svg:y="3414.2mm">
            <loext:p draw:notify-on-update-of-ranges="'Hist_L=60_p=0.890000'.B757:'Hist_L=60_p=0.890000'.B757 'Hist_L=60_p=0.890000'.B758:'Hist_L=60_p=0.890000'.B773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43" draw:style-name="gr1" draw:text-style-name="P1" svg:width="146.94mm" svg:height="75.76mm" svg:x="37.2mm" svg:y="3495.47mm">
            <loext:p draw:notify-on-update-of-ranges="'Hist_L=60_p=0.890000'.B775:'Hist_L=60_p=0.890000'.B775 'Hist_L=60_p=0.890000'.B776:'Hist_L=60_p=0.890000'.B791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4" draw:style-name="gr1" draw:text-style-name="P1" svg:width="147.81mm" svg:height="74.79mm" svg:x="36.88mm" svg:y="3577.17mm">
            <loext:p draw:notify-on-update-of-ranges="'Hist_L=60_p=0.890000'.B793:'Hist_L=60_p=0.890000'.B793 'Hist_L=60_p=0.890000'.B794:'Hist_L=60_p=0.890000'.B809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45" draw:style-name="gr1" draw:text-style-name="P1" svg:width="146.71mm" svg:height="74.23mm" svg:x="36.33mm" svg:y="3657.88mm">
            <loext:p draw:notify-on-update-of-ranges="'Hist_L=60_p=0.890000'.B811:'Hist_L=60_p=0.890000'.B811 'Hist_L=60_p=0.890000'.B812:'Hist_L=60_p=0.890000'.B827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46" draw:style-name="gr1" draw:text-style-name="P1" svg:width="143.41mm" svg:height="73.66mm" svg:x="37.43mm" svg:y="3740.01mm">
            <loext:p draw:notify-on-update-of-ranges="'Hist_L=60_p=0.890000'.B829:'Hist_L=60_p=0.890000'.B829 'Hist_L=60_p=0.890000'.B830:'Hist_L=60_p=0.890000'.B845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47" draw:style-name="gr1" draw:text-style-name="P1" svg:width="142.31mm" svg:height="73.66mm" svg:x="38.53mm" svg:y="3820.44mm">
            <loext:p draw:notify-on-update-of-ranges="'Hist_L=60_p=0.890000'.B847:'Hist_L=60_p=0.890000'.B847 'Hist_L=60_p=0.890000'.B848:'Hist_L=60_p=0.890000'.B863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48" draw:style-name="gr1" draw:text-style-name="P1" svg:width="142.58mm" svg:height="74.22mm" svg:x="39.36mm" svg:y="3902.29mm">
            <loext:p draw:notify-on-update-of-ranges="'Hist_L=60_p=0.890000'.B865:'Hist_L=60_p=0.890000'.B865 'Hist_L=60_p=0.890000'.B866:'Hist_L=60_p=0.890000'.B881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49" draw:style-name="gr1" draw:text-style-name="P1" svg:width="142.86mm" svg:height="73.66mm" svg:x="39.63mm" svg:y="3984.13mm">
            <loext:p draw:notify-on-update-of-ranges="'Hist_L=60_p=0.890000'.B883:'Hist_L=60_p=0.890000'.B883 'Hist_L=60_p=0.890000'.B884:'Hist_L=60_p=0.890000'.B899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02" calcext:value-type="float">
            <text:p>87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66" calcext:value-type="float">
            <text:p>2526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63" calcext:value-type="float">
            <text:p>175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33" calcext:value-type="float">
            <text:p>2513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09" calcext:value-type="float">
            <text:p>1770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3" calcext:value-type="float">
            <text:p>250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76" calcext:value-type="float">
            <text:p>2537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90" calcext:value-type="float">
            <text:p>2499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97" calcext:value-type="float">
            <text:p>250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643" calcext:value-type="float">
            <text:p>3564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44" calcext:value-type="float">
            <text:p>3534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42" calcext:value-type="float">
            <text:p>2504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01" calcext:value-type="float">
            <text:p>1760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175" calcext:value-type="float">
            <text:p>2517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455" calcext:value-type="float">
            <text:p>1745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1" calcext:value-type="float">
            <text:p>890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64" calcext:value-type="float">
            <text:p>856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27" calcext:value-type="float">
            <text:p>2522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95" calcext:value-type="float">
            <text:p>173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40" calcext:value-type="float">
            <text:p>2524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24" calcext:value-type="float">
            <text:p>175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27" calcext:value-type="float">
            <text:p>251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43" calcext:value-type="float">
            <text:p>252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85" calcext:value-type="float">
            <text:p>249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27" calcext:value-type="float">
            <text:p>251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316" calcext:value-type="float">
            <text:p>3531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359" calcext:value-type="float">
            <text:p>3635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01" calcext:value-type="float">
            <text:p>2530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06" calcext:value-type="float">
            <text:p>1740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88" calcext:value-type="float">
            <text:p>2528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77" calcext:value-type="float">
            <text:p>1727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21" calcext:value-type="float">
            <text:p>862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85" calcext:value-type="float">
            <text:p>84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05" calcext:value-type="float">
            <text:p>251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36" calcext:value-type="float">
            <text:p>173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77" calcext:value-type="float">
            <text:p>2507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21" calcext:value-type="float">
            <text:p>1742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15" calcext:value-type="float">
            <text:p>250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68" calcext:value-type="float">
            <text:p>2546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58" calcext:value-type="float">
            <text:p>249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55" calcext:value-type="float">
            <text:p>253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763" calcext:value-type="float">
            <text:p>3576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01" calcext:value-type="float">
            <text:p>3650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87" calcext:value-type="float">
            <text:p>2538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03" calcext:value-type="float">
            <text:p>1720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15" calcext:value-type="float">
            <text:p>254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18" calcext:value-type="float">
            <text:p>1711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93" calcext:value-type="float">
            <text:p>839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15" calcext:value-type="float">
            <text:p>81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36" calcext:value-type="float">
            <text:p>2513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74" calcext:value-type="float">
            <text:p>1727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94" calcext:value-type="float">
            <text:p>2529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99" calcext:value-type="float">
            <text:p>174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24" calcext:value-type="float">
            <text:p>254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10" calcext:value-type="float">
            <text:p>254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41" calcext:value-type="float">
            <text:p>2504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43" calcext:value-type="float">
            <text:p>2534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76" calcext:value-type="float">
            <text:p>3627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046" calcext:value-type="float">
            <text:p>3604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76" calcext:value-type="float">
            <text:p>2537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41" calcext:value-type="float">
            <text:p>172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18" calcext:value-type="float">
            <text:p>2521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16" calcext:value-type="float">
            <text:p>1701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91" calcext:value-type="float">
            <text:p>829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55" calcext:value-type="float">
            <text:p>253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40" calcext:value-type="float">
            <text:p>1714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24" calcext:value-type="float">
            <text:p>2532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78" calcext:value-type="float">
            <text:p>171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5" calcext:value-type="float">
            <text:p>2550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27" calcext:value-type="float">
            <text:p>2502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98" calcext:value-type="float">
            <text:p>2549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58" calcext:value-type="float">
            <text:p>2495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090" calcext:value-type="float">
            <text:p>3609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00" calcext:value-type="float">
            <text:p>3670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60" calcext:value-type="float">
            <text:p>2536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58" calcext:value-type="float">
            <text:p>1715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91" calcext:value-type="float">
            <text:p>2539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20" calcext:value-type="float">
            <text:p>1712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90" calcext:value-type="float">
            <text:p>809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64" calcext:value-type="float">
            <text:p>2546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65" calcext:value-type="float">
            <text:p>169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81" calcext:value-type="float">
            <text:p>254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01" calcext:value-type="float">
            <text:p>1700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47" calcext:value-type="float">
            <text:p>2534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172" calcext:value-type="float">
            <text:p>2517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94" calcext:value-type="float">
            <text:p>2529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53" calcext:value-type="float">
            <text:p>2515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875" calcext:value-type="float">
            <text:p>3687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832" calcext:value-type="float">
            <text:p>3683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251" calcext:value-type="float">
            <text:p>2525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24" calcext:value-type="float">
            <text:p>1702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34" calcext:value-type="float">
            <text:p>2523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88" calcext:value-type="float">
            <text:p>1698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63" calcext:value-type="float">
            <text:p>806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97" calcext:value-type="float">
            <text:p>253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21" calcext:value-type="float">
            <text:p>1702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59" calcext:value-type="float">
            <text:p>254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31" calcext:value-type="float">
            <text:p>1703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92" calcext:value-type="float">
            <text:p>2519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70" calcext:value-type="float">
            <text:p>2527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20" calcext:value-type="float">
            <text:p>2512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22" calcext:value-type="float">
            <text:p>253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070" calcext:value-type="float">
            <text:p>3707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624" calcext:value-type="float">
            <text:p>3662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36" calcext:value-type="float">
            <text:p>256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00" calcext:value-type="float">
            <text:p>1690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74" calcext:value-type="float">
            <text:p>2557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90" calcext:value-type="float">
            <text:p>1689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24" calcext:value-type="float">
            <text:p>772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95" calcext:value-type="float">
            <text:p>749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59" calcext:value-type="float">
            <text:p>253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56" calcext:value-type="float">
            <text:p>1675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64" calcext:value-type="float">
            <text:p>253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46" calcext:value-type="float">
            <text:p>1684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56" calcext:value-type="float">
            <text:p>2525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11" calcext:value-type="float">
            <text:p>2571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61" calcext:value-type="float">
            <text:p>2516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26" calcext:value-type="float">
            <text:p>2562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5" calcext:value-type="float">
            <text:p>372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498" calcext:value-type="float">
            <text:p>3749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62" calcext:value-type="float">
            <text:p>2536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41" calcext:value-type="float">
            <text:p>167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57" calcext:value-type="float">
            <text:p>2535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51" calcext:value-type="float">
            <text:p>1665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02" calcext:value-type="float">
            <text:p>76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9" calcext:value-type="float">
            <text:p>748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43" calcext:value-type="float">
            <text:p>254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6" calcext:value-type="float">
            <text:p>1662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99" calcext:value-type="float">
            <text:p>2549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24" calcext:value-type="float">
            <text:p>167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83" calcext:value-type="float">
            <text:p>2528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55" calcext:value-type="float">
            <text:p>254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29" calcext:value-type="float">
            <text:p>251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413" calcext:value-type="float">
            <text:p>2541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66" calcext:value-type="float">
            <text:p>3726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55" calcext:value-type="float">
            <text:p>379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49" calcext:value-type="float">
            <text:p>2554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11" calcext:value-type="float">
            <text:p>1661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93" calcext:value-type="float">
            <text:p>2549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13" calcext:value-type="float">
            <text:p>1651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52" calcext:value-type="float">
            <text:p>755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.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88" calcext:value-type="float">
            <text:p>70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27" calcext:value-type="float">
            <text:p>2562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34" calcext:value-type="float">
            <text:p>1643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29" calcext:value-type="float">
            <text:p>2562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65" calcext:value-type="float">
            <text:p>1636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42" calcext:value-type="float">
            <text:p>2534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56" calcext:value-type="float">
            <text:p>2535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09" calcext:value-type="float">
            <text:p>2540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427" calcext:value-type="float">
            <text:p>254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418" calcext:value-type="float">
            <text:p>3841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891" calcext:value-type="float">
            <text:p>3789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59" calcext:value-type="float">
            <text:p>2545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6" calcext:value-type="float">
            <text:p>1640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57" calcext:value-type="float">
            <text:p>2545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75" calcext:value-type="float">
            <text:p>164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17" calcext:value-type="float">
            <text:p>721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54" calcext:value-type="float">
            <text:p>2565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02" calcext:value-type="float">
            <text:p>1630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31" calcext:value-type="float">
            <text:p>255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61" calcext:value-type="float">
            <text:p>1646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91" calcext:value-type="float">
            <text:p>2549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61" calcext:value-type="float">
            <text:p>2556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55" calcext:value-type="float">
            <text:p>254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79" calcext:value-type="float">
            <text:p>2527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368" calcext:value-type="float">
            <text:p>3836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527" calcext:value-type="float">
            <text:p>3852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69" calcext:value-type="float">
            <text:p>2536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96" calcext:value-type="float">
            <text:p>1639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92" calcext:value-type="float">
            <text:p>2549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37" calcext:value-type="float">
            <text:p>1623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52" calcext:value-type="float">
            <text:p>705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1" calcext:value-type="float">
            <text:p>67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04" calcext:value-type="float">
            <text:p>2560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43" calcext:value-type="float">
            <text:p>16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04" calcext:value-type="float">
            <text:p>2570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75" calcext:value-type="float">
            <text:p>1607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03" calcext:value-type="float">
            <text:p>252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33" calcext:value-type="float">
            <text:p>2563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71" calcext:value-type="float">
            <text:p>251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01" calcext:value-type="float">
            <text:p>2580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826" calcext:value-type="float">
            <text:p>3882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853" calcext:value-type="float">
            <text:p>3885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57" calcext:value-type="float">
            <text:p>2565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61" calcext:value-type="float">
            <text:p>1606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57" calcext:value-type="float">
            <text:p>2555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29" calcext:value-type="float">
            <text:p>1612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22" calcext:value-type="float">
            <text:p>682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83" calcext:value-type="float">
            <text:p>256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67" calcext:value-type="float">
            <text:p>1586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17" calcext:value-type="float">
            <text:p>2571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44" calcext:value-type="float">
            <text:p>1584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60" calcext:value-type="float">
            <text:p>2556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95" calcext:value-type="float">
            <text:p>2539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49" calcext:value-type="float">
            <text:p>2554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452" calcext:value-type="float">
            <text:p>2545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099" calcext:value-type="float">
            <text:p>3909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81" calcext:value-type="float">
            <text:p>3928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54" calcext:value-type="float">
            <text:p>2565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987" calcext:value-type="float">
            <text:p>1598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20" calcext:value-type="float">
            <text:p>2562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10" calcext:value-type="float">
            <text:p>160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01" calcext:value-type="float">
            <text:p>660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50" calcext:value-type="float">
            <text:p>635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81" calcext:value-type="float">
            <text:p>255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44" calcext:value-type="float">
            <text:p>158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58" calcext:value-type="float">
            <text:p>257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27" calcext:value-type="float">
            <text:p>1572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54" calcext:value-type="float">
            <text:p>2565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47" calcext:value-type="float">
            <text:p>2534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94" calcext:value-type="float">
            <text:p>2559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41" calcext:value-type="float">
            <text:p>2564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552" calcext:value-type="float">
            <text:p>3955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664" calcext:value-type="float">
            <text:p>3966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96" calcext:value-type="float">
            <text:p>2589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17" calcext:value-type="float">
            <text:p>1561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19" calcext:value-type="float">
            <text:p>2571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734" calcext:value-type="float">
            <text:p>1573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22" calcext:value-type="float">
            <text:p>632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95" calcext:value-type="float">
            <text:p>609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71" calcext:value-type="float">
            <text:p>259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04" calcext:value-type="float">
            <text:p>155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99" calcext:value-type="float">
            <text:p>2589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26" calcext:value-type="float">
            <text:p>155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22" calcext:value-type="float">
            <text:p>256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28" calcext:value-type="float">
            <text:p>2572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2" calcext:value-type="float">
            <text:p>256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34" calcext:value-type="float">
            <text:p>2563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492" calcext:value-type="float">
            <text:p>3949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930" calcext:value-type="float">
            <text:p>3993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70" calcext:value-type="float">
            <text:p>2577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87" calcext:value-type="float">
            <text:p>1558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842" calcext:value-type="float">
            <text:p>2584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65" calcext:value-type="float">
            <text:p>1556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3" calcext:value-type="float">
            <text:p>616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5" calcext:value-type="float">
            <text:p>258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9" calcext:value-type="float">
            <text:p>1536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12" calcext:value-type="float">
            <text:p>257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59" calcext:value-type="float">
            <text:p>1545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1" calcext:value-type="float">
            <text:p>2550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62" calcext:value-type="float">
            <text:p>2576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54" calcext:value-type="float">
            <text:p>2555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29" calcext:value-type="float">
            <text:p>2552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221" calcext:value-type="float">
            <text:p>4022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869" calcext:value-type="float">
            <text:p>4086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38" calcext:value-type="float">
            <text:p>2583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91" calcext:value-type="float">
            <text:p>1529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981" calcext:value-type="float">
            <text:p>2598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201" calcext:value-type="float">
            <text:p>1520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0" calcext:value-type="float">
            <text:p>595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8" calcext:value-type="float">
            <text:p>573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61" calcext:value-type="float">
            <text:p>2586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46" calcext:value-type="float">
            <text:p>1504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92" calcext:value-type="float">
            <text:p>2579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25" calcext:value-type="float">
            <text:p>1512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49" calcext:value-type="float">
            <text:p>257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52" calcext:value-type="float">
            <text:p>2575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39" calcext:value-type="float">
            <text:p>257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04" calcext:value-type="float">
            <text:p>2560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526" calcext:value-type="float">
            <text:p>4052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96" calcext:value-type="float">
            <text:p>4139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58" calcext:value-type="float">
            <text:p>2585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69" calcext:value-type="float">
            <text:p>1516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927" calcext:value-type="float">
            <text:p>2592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90" calcext:value-type="float">
            <text:p>1509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87" calcext:value-type="float">
            <text:p>558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5" calcext:value-type="float">
            <text:p>260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43" calcext:value-type="float">
            <text:p>149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11" calcext:value-type="float">
            <text:p>261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79" calcext:value-type="float">
            <text:p>148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18" calcext:value-type="float">
            <text:p>2571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90" calcext:value-type="float">
            <text:p>2549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6" calcext:value-type="float">
            <text:p>256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60" calcext:value-type="float">
            <text:p>2566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561" calcext:value-type="float">
            <text:p>4156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96" calcext:value-type="float">
            <text:p>4079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01" calcext:value-type="float">
            <text:p>2600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38" calcext:value-type="float">
            <text:p>1503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895" calcext:value-type="float">
            <text:p>2589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02" calcext:value-type="float">
            <text:p>1510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38" calcext:value-type="float">
            <text:p>553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31" calcext:value-type="float">
            <text:p>523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47" calcext:value-type="float">
            <text:p>2584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64" calcext:value-type="float">
            <text:p>1506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32" calcext:value-type="float">
            <text:p>256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47" calcext:value-type="float">
            <text:p>1494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12" calcext:value-type="float">
            <text:p>2561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76" calcext:value-type="float">
            <text:p>2567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78" calcext:value-type="float">
            <text:p>255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325" calcext:value-type="float">
            <text:p>413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446" calcext:value-type="float">
            <text:p>4244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36" calcext:value-type="float">
            <text:p>260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20" calcext:value-type="float">
            <text:p>1452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251" calcext:value-type="float">
            <text:p>2625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37" calcext:value-type="float">
            <text:p>1463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54" calcext:value-type="float">
            <text:p>52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.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10" calcext:value-type="float">
            <text:p>2631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93" calcext:value-type="float">
            <text:p>1439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23" calcext:value-type="float">
            <text:p>261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30" calcext:value-type="float">
            <text:p>1433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83" calcext:value-type="float">
            <text:p>2548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66" calcext:value-type="float">
            <text:p>2606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33" calcext:value-type="float">
            <text:p>2573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942" calcext:value-type="float">
            <text:p>2594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01" calcext:value-type="float">
            <text:p>4270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46" calcext:value-type="float">
            <text:p>4204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923" calcext:value-type="float">
            <text:p>2592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93" calcext:value-type="float">
            <text:p>1439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10" calcext:value-type="float">
            <text:p>261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56" calcext:value-type="float">
            <text:p>1445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64" calcext:value-type="float">
            <text:p>506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8" calcext:value-type="float">
            <text:p>48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62" calcext:value-type="float">
            <text:p>2606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9" calcext:value-type="float">
            <text:p>142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88" calcext:value-type="float">
            <text:p>2608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33" calcext:value-type="float">
            <text:p>1423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99" calcext:value-type="float">
            <text:p>2569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03" calcext:value-type="float">
            <text:p>2580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89" calcext:value-type="float">
            <text:p>256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45" calcext:value-type="float">
            <text:p>2584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51" calcext:value-type="float">
            <text:p>4275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91" calcext:value-type="float">
            <text:p>4309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27" calcext:value-type="float">
            <text:p>2622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56" calcext:value-type="float">
            <text:p>1415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201" calcext:value-type="float">
            <text:p>2620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72" calcext:value-type="float">
            <text:p>1417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36" calcext:value-type="float">
            <text:p>48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4" calcext:value-type="float">
            <text:p>45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47" calcext:value-type="float">
            <text:p>2604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09" calcext:value-type="float">
            <text:p>1400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19" calcext:value-type="float">
            <text:p>2611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47" calcext:value-type="float">
            <text:p>1394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39" calcext:value-type="float">
            <text:p>2583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09" calcext:value-type="float">
            <text:p>2570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29" calcext:value-type="float">
            <text:p>258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43" calcext:value-type="float">
            <text:p>2584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28" calcext:value-type="float">
            <text:p>438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59" calcext:value-type="float">
            <text:p>4365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26" calcext:value-type="float">
            <text:p>2612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21" calcext:value-type="float">
            <text:p>1392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54" calcext:value-type="float">
            <text:p>2605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83" calcext:value-type="float">
            <text:p>1398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53" calcext:value-type="float">
            <text:p>455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2" calcext:value-type="float">
            <text:p>43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76" calcext:value-type="float">
            <text:p>262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73" calcext:value-type="float">
            <text:p>1347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68" calcext:value-type="float">
            <text:p>2606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34" calcext:value-type="float">
            <text:p>1343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03" calcext:value-type="float">
            <text:p>261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64" calcext:value-type="float">
            <text:p>2586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50" calcext:value-type="float">
            <text:p>2635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95" calcext:value-type="float">
            <text:p>2569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686" calcext:value-type="float">
            <text:p>4468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155" calcext:value-type="float">
            <text:p>441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98" calcext:value-type="float">
            <text:p>2589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25" calcext:value-type="float">
            <text:p>1362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06" calcext:value-type="float">
            <text:p>2610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64" calcext:value-type="float">
            <text:p>1366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1" calcext:value-type="float">
            <text:p>429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91" calcext:value-type="float">
            <text:p>261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27" calcext:value-type="float">
            <text:p>1322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78" calcext:value-type="float">
            <text:p>263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77" calcext:value-type="float">
            <text:p>1337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28" calcext:value-type="float">
            <text:p>2612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49" calcext:value-type="float">
            <text:p>2584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91" calcext:value-type="float">
            <text:p>2579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86" calcext:value-type="float">
            <text:p>258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92" calcext:value-type="float">
            <text:p>4499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715" calcext:value-type="float">
            <text:p>447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1" calcext:value-type="float">
            <text:p>263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7" calcext:value-type="float">
            <text:p>1346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124" calcext:value-type="float">
            <text:p>2612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17" calcext:value-type="float">
            <text:p>1331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2" calcext:value-type="float">
            <text:p>411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7" calcext:value-type="float">
            <text:p>38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04" calcext:value-type="float">
            <text:p>2620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47" calcext:value-type="float">
            <text:p>1314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41" calcext:value-type="float">
            <text:p>2634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91" calcext:value-type="float">
            <text:p>129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17" calcext:value-type="float">
            <text:p>2611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65" calcext:value-type="float">
            <text:p>2546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136" calcext:value-type="float">
            <text:p>2613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758" calcext:value-type="float">
            <text:p>2575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273" calcext:value-type="float">
            <text:p>4527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094" calcext:value-type="float">
            <text:p>4609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602" calcext:value-type="float">
            <text:p>2660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67" calcext:value-type="float">
            <text:p>1286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465" calcext:value-type="float">
            <text:p>2646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23" calcext:value-type="float">
            <text:p>1302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90" calcext:value-type="float">
            <text:p>369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19" calcext:value-type="float">
            <text:p>263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29" calcext:value-type="float">
            <text:p>1272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74" calcext:value-type="float">
            <text:p>2627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54" calcext:value-type="float">
            <text:p>1275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35" calcext:value-type="float">
            <text:p>259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75" calcext:value-type="float">
            <text:p>258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55" calcext:value-type="float">
            <text:p>259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05" calcext:value-type="float">
            <text:p>258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255" calcext:value-type="float">
            <text:p>4625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937" calcext:value-type="float">
            <text:p>4693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13" calcext:value-type="float">
            <text:p>265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73" calcext:value-type="float">
            <text:p>1247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8" calcext:value-type="float">
            <text:p>2655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448" calcext:value-type="float">
            <text:p>1244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06" calcext:value-type="float">
            <text:p>36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30" calcext:value-type="float">
            <text:p>2653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07" calcext:value-type="float">
            <text:p>1230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77" calcext:value-type="float">
            <text:p>2637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26" calcext:value-type="float">
            <text:p>122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40" calcext:value-type="float">
            <text:p>2584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13" calcext:value-type="float">
            <text:p>2571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74" calcext:value-type="float">
            <text:p>2607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41" calcext:value-type="float">
            <text:p>2564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595" calcext:value-type="float">
            <text:p>4759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535" calcext:value-type="float">
            <text:p>4753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97" calcext:value-type="float">
            <text:p>2659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76" calcext:value-type="float">
            <text:p>1207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50" calcext:value-type="float">
            <text:p>2675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57" calcext:value-type="float">
            <text:p>121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56" calcext:value-type="float">
            <text:p>325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58" calcext:value-type="float">
            <text:p>2675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97" calcext:value-type="float">
            <text:p>118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689" calcext:value-type="float">
            <text:p>2668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68" calcext:value-type="float">
            <text:p>117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47" calcext:value-type="float">
            <text:p>2584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4" calcext:value-type="float">
            <text:p>2565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45" calcext:value-type="float">
            <text:p>260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714" calcext:value-type="float">
            <text:p>2571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793" calcext:value-type="float">
            <text:p>4779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13" calcext:value-type="float">
            <text:p>4841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689" calcext:value-type="float">
            <text:p>2668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14" calcext:value-type="float">
            <text:p>118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58" calcext:value-type="float">
            <text:p>2675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43" calcext:value-type="float">
            <text:p>1194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6" calcext:value-type="float">
            <text:p>308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91" calcext:value-type="float">
            <text:p>266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70" calcext:value-type="float">
            <text:p>1137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702" calcext:value-type="float">
            <text:p>2670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03" calcext:value-type="float">
            <text:p>1150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32" calcext:value-type="float">
            <text:p>2583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01" calcext:value-type="float">
            <text:p>2620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88" calcext:value-type="float">
            <text:p>256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79" calcext:value-type="float">
            <text:p>2607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020" calcext:value-type="float">
            <text:p>4902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264" calcext:value-type="float">
            <text:p>4926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701" calcext:value-type="float">
            <text:p>2670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34" calcext:value-type="float">
            <text:p>1143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690" calcext:value-type="float">
            <text:p>2669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01" calcext:value-type="float">
            <text:p>1130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97" calcext:value-type="float">
            <text:p>279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.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24" calcext:value-type="float">
            <text:p>267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1" calcext:value-type="float">
            <text:p>1098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698" calcext:value-type="float">
            <text:p>266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67" calcext:value-type="float">
            <text:p>108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79" calcext:value-type="float">
            <text:p>2557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82" calcext:value-type="float">
            <text:p>2578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19" calcext:value-type="float">
            <text:p>2571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70" calcext:value-type="float">
            <text:p>2587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838" calcext:value-type="float">
            <text:p>5083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517" calcext:value-type="float">
            <text:p>5051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687" calcext:value-type="float">
            <text:p>2668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43" calcext:value-type="float">
            <text:p>1094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13" calcext:value-type="float">
            <text:p>267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57" calcext:value-type="float">
            <text:p>110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88" calcext:value-type="float">
            <text:p>2698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6" calcext:value-type="float">
            <text:p>104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912" calcext:value-type="float">
            <text:p>269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84" calcext:value-type="float">
            <text:p>1038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13" calcext:value-type="float">
            <text:p>257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914" calcext:value-type="float">
            <text:p>2591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41" calcext:value-type="float">
            <text:p>2584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90" calcext:value-type="float">
            <text:p>2589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961" calcext:value-type="float">
            <text:p>5196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969" calcext:value-type="float">
            <text:p>5096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784" calcext:value-type="float">
            <text:p>2678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52" calcext:value-type="float">
            <text:p>1045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60" calcext:value-type="float">
            <text:p>2686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4" calcext:value-type="float">
            <text:p>1050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26" calcext:value-type="float">
            <text:p>222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18" calcext:value-type="float">
            <text:p>270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22" calcext:value-type="float">
            <text:p>99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66" calcext:value-type="float">
            <text:p>2686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40" calcext:value-type="float">
            <text:p>984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41" calcext:value-type="float">
            <text:p>2574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30" calcext:value-type="float">
            <text:p>2563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75" calcext:value-type="float">
            <text:p>259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60" calcext:value-type="float">
            <text:p>2556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736" calcext:value-type="float">
            <text:p>5273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48" calcext:value-type="float">
            <text:p>5294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69" calcext:value-type="float">
            <text:p>2686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41" calcext:value-type="float">
            <text:p>98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021" calcext:value-type="float">
            <text:p>2702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3" calcext:value-type="float">
            <text:p>992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3" calcext:value-type="float">
            <text:p>205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70" calcext:value-type="float">
            <text:p>2727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84" calcext:value-type="float">
            <text:p>908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60" calcext:value-type="float">
            <text:p>2736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36" calcext:value-type="float">
            <text:p>913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13" calcext:value-type="float">
            <text:p>257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20" calcext:value-type="float">
            <text:p>2552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71" calcext:value-type="float">
            <text:p>25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58" calcext:value-type="float">
            <text:p>2555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452" calcext:value-type="float">
            <text:p>5445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094" calcext:value-type="float">
            <text:p>5409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43" calcext:value-type="float">
            <text:p>2714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77" calcext:value-type="float">
            <text:p>927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053" calcext:value-type="float">
            <text:p>2705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25" calcext:value-type="float">
            <text:p>922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47" calcext:value-type="float">
            <text:p>2704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95" calcext:value-type="float">
            <text:p>86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45" calcext:value-type="float">
            <text:p>2724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99" calcext:value-type="float">
            <text:p>86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44" calcext:value-type="float">
            <text:p>257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54" calcext:value-type="float">
            <text:p>2545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42" calcext:value-type="float">
            <text:p>255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48" calcext:value-type="float">
            <text:p>256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52" calcext:value-type="float">
            <text:p>5565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296" calcext:value-type="float">
            <text:p>5529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345" calcext:value-type="float">
            <text:p>273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91" calcext:value-type="float">
            <text:p>869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47" calcext:value-type="float">
            <text:p>2714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87" calcext:value-type="float">
            <text:p>868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8" calcext:value-type="float">
            <text:p>150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66" calcext:value-type="float">
            <text:p>2716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43" calcext:value-type="float">
            <text:p>79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84" calcext:value-type="float">
            <text:p>273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28" calcext:value-type="float">
            <text:p>802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88" calcext:value-type="float">
            <text:p>2538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93" calcext:value-type="float">
            <text:p>2549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85" calcext:value-type="float">
            <text:p>250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26" calcext:value-type="float">
            <text:p>2562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656" calcext:value-type="float">
            <text:p>5665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191" calcext:value-type="float">
            <text:p>5819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45" calcext:value-type="float">
            <text:p>274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32" calcext:value-type="float">
            <text:p>793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27" calcext:value-type="float">
            <text:p>2722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47" calcext:value-type="float">
            <text:p>784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2" calcext:value-type="float">
            <text:p>131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79" calcext:value-type="float">
            <text:p>2727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17" calcext:value-type="float">
            <text:p>731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66" calcext:value-type="float">
            <text:p>2736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56" calcext:value-type="float">
            <text:p>2525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49" calcext:value-type="float">
            <text:p>2524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21" calcext:value-type="float">
            <text:p>252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88" calcext:value-type="float">
            <text:p>2538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785" calcext:value-type="float">
            <text:p>5878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576" calcext:value-type="float">
            <text:p>5957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28" calcext:value-type="float">
            <text:p>2742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52" calcext:value-type="float">
            <text:p>715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41" calcext:value-type="float">
            <text:p>2734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2" calcext:value-type="float">
            <text:p>111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07" calcext:value-type="float">
            <text:p>274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7" calcext:value-type="float">
            <text:p>655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81" calcext:value-type="float">
            <text:p>274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05" calcext:value-type="float">
            <text:p>66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72" calcext:value-type="float">
            <text:p>2507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29" calcext:value-type="float">
            <text:p>2502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50" calcext:value-type="float">
            <text:p>2495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55" calcext:value-type="float">
            <text:p>2505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475" calcext:value-type="float">
            <text:p>6047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453" calcext:value-type="float">
            <text:p>6145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628" calcext:value-type="float">
            <text:p>2762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92" calcext:value-type="float">
            <text:p>649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54" calcext:value-type="float">
            <text:p>2755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4" calcext:value-type="float">
            <text:p>644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89" calcext:value-type="float">
            <text:p>274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7" calcext:value-type="float">
            <text:p>568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502" calcext:value-type="float">
            <text:p>2750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70" calcext:value-type="float">
            <text:p>567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73" calcext:value-type="float">
            <text:p>2477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77" calcext:value-type="float">
            <text:p>2477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77" calcext:value-type="float">
            <text:p>2477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07" calcext:value-type="float">
            <text:p>2480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024" calcext:value-type="float">
            <text:p>6302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533" calcext:value-type="float">
            <text:p>6353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622" calcext:value-type="float">
            <text:p>2762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65" calcext:value-type="float">
            <text:p>566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09" calcext:value-type="float">
            <text:p>2760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82" calcext:value-type="float">
            <text:p>568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82" calcext:value-type="float">
            <text:p>276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19" calcext:value-type="float">
            <text:p>481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76" calcext:value-type="float">
            <text:p>2777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51" calcext:value-type="float">
            <text:p>485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49" calcext:value-type="float">
            <text:p>2434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49" calcext:value-type="float">
            <text:p>2424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223" calcext:value-type="float">
            <text:p>2422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11" calcext:value-type="float">
            <text:p>2431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091" calcext:value-type="float">
            <text:p>6609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571" calcext:value-type="float">
            <text:p>6557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13" calcext:value-type="float">
            <text:p>277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4" calcext:value-type="float">
            <text:p>492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19" calcext:value-type="float">
            <text:p>2761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92" calcext:value-type="float">
            <text:p>489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.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95" calcext:value-type="float">
            <text:p>277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91" calcext:value-type="float">
            <text:p>2779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94" calcext:value-type="float">
            <text:p>2349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21" calcext:value-type="float">
            <text:p>241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489" calcext:value-type="float">
            <text:p>2348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08" calcext:value-type="float">
            <text:p>2410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189" calcext:value-type="float">
            <text:p>6918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80" calcext:value-type="float">
            <text:p>6768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17" calcext:value-type="float">
            <text:p>2781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21" calcext:value-type="float">
            <text:p>2782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36" calcext:value-type="float">
            <text:p>2733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6" calcext:value-type="float">
            <text:p>321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7" calcext:value-type="float">
            <text:p>2730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51" calcext:value-type="float">
            <text:p>2325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327" calcext:value-type="float">
            <text:p>2332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24" calcext:value-type="float">
            <text:p>233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42" calcext:value-type="float">
            <text:p>2334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720" calcext:value-type="float">
            <text:p>7172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54" calcext:value-type="float">
            <text:p>7245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16" calcext:value-type="float">
            <text:p>274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5" calcext:value-type="float">
            <text:p>308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5" calcext:value-type="float">
            <text:p>2744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9" calcext:value-type="float">
            <text:p>312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91" calcext:value-type="float">
            <text:p>273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99" calcext:value-type="float">
            <text:p>2739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08" calcext:value-type="float">
            <text:p>2280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85" calcext:value-type="float">
            <text:p>224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857" calcext:value-type="float">
            <text:p>228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50" calcext:value-type="float">
            <text:p>2255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510" calcext:value-type="float">
            <text:p>745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740" calcext:value-type="float">
            <text:p>7574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51" calcext:value-type="float">
            <text:p>2745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26" calcext:value-type="float">
            <text:p>222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3" calcext:value-type="float">
            <text:p>2744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83" calcext:value-type="float">
            <text:p>228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97" calcext:value-type="float">
            <text:p>266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" calcext:value-type="float">
            <text:p>15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799" calcext:value-type="float">
            <text:p>2679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77" calcext:value-type="float">
            <text:p>2177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90" calcext:value-type="float">
            <text:p>2169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46" calcext:value-type="float">
            <text:p>216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63" calcext:value-type="float">
            <text:p>2176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752" calcext:value-type="float">
            <text:p>7975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00" calcext:value-type="float">
            <text:p>2680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698" calcext:value-type="float">
            <text:p>2669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3" calcext:value-type="float">
            <text:p>155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37" calcext:value-type="float">
            <text:p>260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86" calcext:value-type="float">
            <text:p>261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00" calcext:value-type="float">
            <text:p>2090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365" calcext:value-type="float">
            <text:p>2036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741" calcext:value-type="float">
            <text:p>2074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04" calcext:value-type="float">
            <text:p>2050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586" calcext:value-type="float">
            <text:p>8458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739" calcext:value-type="float">
            <text:p>8473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69" calcext:value-type="float">
            <text:p>2616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20" calcext:value-type="float">
            <text:p>2602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90" calcext:value-type="float">
            <text:p>2449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44" calcext:value-type="float">
            <text:p>2444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21" calcext:value-type="float">
            <text:p>197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91" calcext:value-type="float">
            <text:p>1929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81" calcext:value-type="float">
            <text:p>197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59" calcext:value-type="float">
            <text:p>1925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755" calcext:value-type="float">
            <text:p>9075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657" calcext:value-type="float">
            <text:p>9165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50" calcext:value-type="float">
            <text:p>2445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496" calcext:value-type="float">
            <text:p>2449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26" calcext:value-type="float">
            <text:p>2192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25" calcext:value-type="float">
            <text:p>2182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42" calcext:value-type="float">
            <text:p>1734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43" calcext:value-type="float">
            <text:p>182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52" calcext:value-type="float">
            <text:p>174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51" calcext:value-type="float">
            <text:p>1815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393" calcext:value-type="float">
            <text:p>10039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354" calcext:value-type="float">
            <text:p>10035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23" calcext:value-type="float">
            <text:p>2182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24" calcext:value-type="float">
            <text:p>2192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18" calcext:value-type="float">
            <text:p>160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81" calcext:value-type="float">
            <text:p>159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45" calcext:value-type="float">
            <text:p>1394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72" calcext:value-type="float">
            <text:p>1397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83" calcext:value-type="float">
            <text:p>139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36" calcext:value-type="float">
            <text:p>139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277" calcext:value-type="float">
            <text:p>11927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851" calcext:value-type="float">
            <text:p>12085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83" calcext:value-type="float">
            <text:p>1598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20" calcext:value-type="float">
            <text:p>1602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73" calcext:value-type="float">
            <text:p>125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83" calcext:value-type="float">
            <text:p>1258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28" calcext:value-type="float">
            <text:p>1142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17" calcext:value-type="float">
            <text:p>1141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17" calcext:value-type="float">
            <text:p>114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26" calcext:value-type="float">
            <text:p>1142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398" calcext:value-type="float">
            <text:p>13039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600" calcext:value-type="float">
            <text:p>13360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83" calcext:value-type="float">
            <text:p>1258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73" calcext:value-type="float">
            <text:p>1257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66" calcext:value-type="float">
            <text:p>1256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97" calcext:value-type="float">
            <text:p>1249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34" calcext:value-type="float">
            <text:p>1143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03" calcext:value-type="float">
            <text:p>1150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03" calcext:value-type="float">
            <text:p>1150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34" calcext:value-type="float">
            <text:p>1143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557" calcext:value-type="float">
            <text:p>12955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443" calcext:value-type="float">
            <text:p>13444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97" calcext:value-type="float">
            <text:p>1249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66" calcext:value-type="float">
            <text:p>1256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 = 0.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8" calcext:value-type="float">
            <text:p>125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81" calcext:value-type="float">
            <text:p>1268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62" calcext:value-type="float">
            <text:p>11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19" calcext:value-type="float">
            <text:p>1131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19" calcext:value-type="float">
            <text:p>1131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62" calcext:value-type="float">
            <text:p>1146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701" calcext:value-type="float">
            <text:p>13370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299" calcext:value-type="float">
            <text:p>13029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81" calcext:value-type="float">
            <text:p>1268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38" calcext:value-type="float">
            <text:p>1253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00:08:16.403088668</dc:date>
    <meta:editing-duration>PT15M33S</meta:editing-duration>
    <meta:editing-cycles>2</meta:editing-cycles>
    <meta:generator>LibreOffice/5.1.5.2$Linux_X86_64 LibreOffice_project/10$Build-2</meta:generator>
    <meta:document-statistic meta:table-count="1" meta:cell-count="1701"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42cm" svg:height="7.847cm" xlink:href=".." xlink:type="simple" chart:class="chart:bar" chart:style-name="ch1">
        <chart:legend chart:legend-position="end" svg:x="13.35cm" svg:y="3.613cm" style:legend-expansion="high" chart:style-name="ch2"/>
        <chart:plot-area chart:style-name="ch3" table:cell-range-address="'Hist_L=60_p=0.890000'.B1:'Hist_L=60_p=0.890000'.B17" chart:data-source-has-labels="row" svg:x="0.298cm" svg:y="0.156cm" svg:width="12.754cm" svg:height="7.535cm">
          <chartooo:coordinate-region svg:x="1.721cm" svg:y="0.366cm" svg:width="11.331cm" svg:height="6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:'Hist_L=60_p=0.890000'.B17" chart:label-cell-address="'Hist_L=60_p=0.890000'.B1:'Hist_L=60_p=0.890000'.B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5</text:p>
                <draw:g>
                  <svg:desc>'Hist_L=60_p=0.890000'.B1:'Hist_L=60_p=0.890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02">
                <text:p>8702</text:p>
                <draw:g>
                  <svg:desc>'Hist_L=60_p=0.890000'.B2:'Hist_L=60_p=0.890000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33">
                <text:p>25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09">
                <text:p>17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3">
                <text:p>25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76">
                <text:p>25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97">
                <text:p>25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43">
                <text:p>35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44">
                <text:p>35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42">
                <text:p>25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55">
                <text:p>1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01">
                <text:p>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07cm" svg:height="7.38cm" xlink:href=".." xlink:type="simple" chart:class="chart:bar" chart:style-name="ch1">
        <chart:legend chart:legend-position="end" svg:x="13.208cm" svg:y="3.38cm" style:legend-expansion="high" chart:style-name="ch2"/>
        <chart:plot-area chart:style-name="ch3" table:cell-range-address="'Hist_L=60_p=0.890000'.B163:'Hist_L=60_p=0.890000'.B179" chart:data-source-has-labels="row" svg:x="0.302cm" svg:y="0.147cm" svg:width="12.604cm" svg:height="7.086cm">
          <chartooo:coordinate-region svg:x="1.725cm" svg:y="0.357cm" svg:width="11.181cm" svg:height="6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164:'Hist_L=60_p=0.890000'.B179" chart:label-cell-address="'Hist_L=60_p=0.890000'.B163:'Hist_L=60_p=0.890000'.B16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1</text:p>
                <draw:g>
                  <svg:desc>'Hist_L=60_p=0.890000'.B163:'Hist_L=60_p=0.890000'.B1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88">
                <text:p>7088</text:p>
                <draw:g>
                  <svg:desc>'Hist_L=60_p=0.890000'.B164:'Hist_L=60_p=0.890000'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34">
                <text:p>16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65">
                <text:p>16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18">
                <text:p>38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06">
                <text:p>16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75">
                <text:p>1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17">
                <text:p>72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98cm" svg:height="7.407cm" xlink:href=".." xlink:type="simple" chart:class="chart:bar" chart:style-name="ch1">
        <chart:legend chart:legend-position="end" svg:x="13.406cm" svg:y="3.393cm" style:legend-expansion="high" chart:style-name="ch2"/>
        <chart:plot-area chart:style-name="ch3" table:cell-range-address="'Hist_L=60_p=0.890000'.B181:'Hist_L=60_p=0.890000'.B197" chart:data-source-has-labels="row" svg:x="0.299cm" svg:y="0.148cm" svg:width="12.808cm" svg:height="7.111cm">
          <chartooo:coordinate-region svg:x="1.722cm" svg:y="0.358cm" svg:width="11.385cm" svg:height="6.2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182:'Hist_L=60_p=0.890000'.B197" chart:label-cell-address="'Hist_L=60_p=0.890000'.B181:'Hist_L=60_p=0.890000'.B18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</text:p>
                <draw:g>
                  <svg:desc>'Hist_L=60_p=0.890000'.B181:'Hist_L=60_p=0.890000'.B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25">
                <text:p>6825</text:p>
                <draw:g>
                  <svg:desc>'Hist_L=60_p=0.890000'.B182:'Hist_L=60_p=0.890000'.B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61">
                <text:p>16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61">
                <text:p>2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55">
                <text:p>2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79">
                <text:p>25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368">
                <text:p>38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527">
                <text:p>38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96">
                <text:p>16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92">
                <text:p>25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37">
                <text:p>1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52">
                <text:p>70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cm" svg:height="7.606cm" xlink:href=".." xlink:type="simple" chart:class="chart:bar" chart:style-name="ch1">
        <chart:legend chart:legend-position="end" svg:x="13.291cm" svg:y="3.493cm" style:legend-expansion="high" chart:style-name="ch2"/>
        <chart:plot-area chart:style-name="ch3" table:cell-range-address="'Hist_L=60_p=0.890000'.B199:'Hist_L=60_p=0.890000'.B215" chart:data-source-has-labels="row" svg:x="0.303cm" svg:y="0.152cm" svg:width="12.685cm" svg:height="7.302cm">
          <chartooo:coordinate-region svg:x="1.726cm" svg:y="0.362cm" svg:width="11.262cm" svg:height="6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00:'Hist_L=60_p=0.890000'.B215" chart:label-cell-address="'Hist_L=60_p=0.890000'.B199:'Hist_L=60_p=0.890000'.B19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9</text:p>
                <draw:g>
                  <svg:desc>'Hist_L=60_p=0.890000'.B199:'Hist_L=60_p=0.890000'.B1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61">
                <text:p>6761</text:p>
                <draw:g>
                  <svg:desc>'Hist_L=60_p=0.890000'.B200:'Hist_L=60_p=0.890000'.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43">
                <text:p>16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33">
                <text:p>2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71">
                <text:p>25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01">
                <text:p>25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826">
                <text:p>38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853">
                <text:p>3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57">
                <text:p>25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61">
                <text:p>16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57">
                <text:p>25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22">
                <text:p>682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55cm" svg:height="7.606cm" xlink:href=".." xlink:type="simple" chart:class="chart:bar" chart:style-name="ch1">
        <chart:legend chart:legend-position="end" svg:x="13.456cm" svg:y="3.493cm" style:legend-expansion="high" chart:style-name="ch2"/>
        <chart:plot-area chart:style-name="ch3" table:cell-range-address="'Hist_L=60_p=0.890000'.B217:'Hist_L=60_p=0.890000'.B233" chart:data-source-has-labels="row" svg:x="0.307cm" svg:y="0.152cm" svg:width="12.842cm" svg:height="7.302cm">
          <chartooo:coordinate-region svg:x="1.73cm" svg:y="0.362cm" svg:width="11.419cm" svg:height="6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18:'Hist_L=60_p=0.890000'.B233" chart:label-cell-address="'Hist_L=60_p=0.890000'.B217:'Hist_L=60_p=0.890000'.B2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8</text:p>
                <draw:g>
                  <svg:desc>'Hist_L=60_p=0.890000'.B217:'Hist_L=60_p=0.890000'.B2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81">
                <text:p>6681</text:p>
                <draw:g>
                  <svg:desc>'Hist_L=60_p=0.890000'.B218:'Hist_L=60_p=0.890000'.B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44">
                <text:p>15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99">
                <text:p>39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81">
                <text:p>39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87">
                <text:p>15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01">
                <text:p>66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93cm" svg:height="7.465cm" xlink:href=".." xlink:type="simple" chart:class="chart:bar" chart:style-name="ch1">
        <chart:legend chart:legend-position="end" svg:x="13.594cm" svg:y="3.422cm" style:legend-expansion="high" chart:style-name="ch2"/>
        <chart:plot-area chart:style-name="ch3" table:cell-range-address="'Hist_L=60_p=0.890000'.B235:'Hist_L=60_p=0.890000'.B251" chart:data-source-has-labels="row" svg:x="0.309cm" svg:y="0.149cm" svg:width="12.976cm" svg:height="7.167cm">
          <chartooo:coordinate-region svg:x="1.732cm" svg:y="0.359cm" svg:width="11.553cm" svg:height="6.2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36:'Hist_L=60_p=0.890000'.B251" chart:label-cell-address="'Hist_L=60_p=0.890000'.B235:'Hist_L=60_p=0.890000'.B23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7</text:p>
                <draw:g>
                  <svg:desc>'Hist_L=60_p=0.890000'.B235:'Hist_L=60_p=0.890000'.B2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50">
                <text:p>6350</text:p>
                <draw:g>
                  <svg:desc>'Hist_L=60_p=0.890000'.B236:'Hist_L=60_p=0.890000'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44">
                <text:p>15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58">
                <text:p>25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7">
                <text:p>15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41">
                <text:p>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664">
                <text:p>39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17">
                <text:p>15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19">
                <text:p>25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34">
                <text:p>15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2">
                <text:p>63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73cm" svg:height="7.803cm" xlink:href=".." xlink:type="simple" chart:class="chart:bar" chart:style-name="ch1">
        <chart:legend chart:legend-position="end" svg:x="13.374cm" svg:y="3.591cm" style:legend-expansion="high" chart:style-name="ch2"/>
        <chart:plot-area chart:style-name="ch3" table:cell-range-address="'Hist_L=60_p=0.890000'.B253:'Hist_L=60_p=0.890000'.B269" chart:data-source-has-labels="row" svg:x="0.305cm" svg:y="0.156cm" svg:width="12.764cm" svg:height="7.491cm">
          <chartooo:coordinate-region svg:x="1.728cm" svg:y="0.367cm" svg:width="11.341cm" svg:height="6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54:'Hist_L=60_p=0.890000'.B269" chart:label-cell-address="'Hist_L=60_p=0.890000'.B253:'Hist_L=60_p=0.890000'.B25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6</text:p>
                <draw:g>
                  <svg:desc>'Hist_L=60_p=0.890000'.B253:'Hist_L=60_p=0.890000'.B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95">
                <text:p>6095</text:p>
                <draw:g>
                  <svg:desc>'Hist_L=60_p=0.890000'.B254:'Hist_L=60_p=0.890000'.B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71">
                <text:p>25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99">
                <text:p>25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26">
                <text:p>15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22">
                <text:p>25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492">
                <text:p>39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30">
                <text:p>39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70">
                <text:p>257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87">
                <text:p>15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3">
                <text:p>61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cm" svg:height="7.52cm" xlink:href=".." xlink:type="simple" chart:class="chart:bar" chart:style-name="ch1">
        <chart:legend chart:legend-position="end" svg:x="13.401cm" svg:y="3.45cm" style:legend-expansion="high" chart:style-name="ch2"/>
        <chart:plot-area chart:style-name="ch3" table:cell-range-address="'Hist_L=60_p=0.890000'.B271:'Hist_L=60_p=0.890000'.B287" chart:data-source-has-labels="row" svg:x="0.306cm" svg:y="0.15cm" svg:width="12.789cm" svg:height="7.22cm">
          <chartooo:coordinate-region svg:x="1.729cm" svg:y="0.36cm" svg:width="11.366cm" svg:height="6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72:'Hist_L=60_p=0.890000'.B287" chart:label-cell-address="'Hist_L=60_p=0.890000'.B271:'Hist_L=60_p=0.890000'.B27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5</text:p>
                <draw:g>
                  <svg:desc>'Hist_L=60_p=0.890000'.B271:'Hist_L=60_p=0.890000'.B2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08">
                <text:p>5908</text:p>
                <draw:g>
                  <svg:desc>'Hist_L=60_p=0.890000'.B272:'Hist_L=60_p=0.890000'.B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55">
                <text:p>25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69">
                <text:p>15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59">
                <text:p>15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21">
                <text:p>40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869">
                <text:p>40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91">
                <text:p>15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01">
                <text:p>15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50">
                <text:p>595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46cm" svg:height="7.479cm" xlink:href=".." xlink:type="simple" chart:class="chart:bar" chart:style-name="ch1">
        <chart:legend chart:legend-position="end" svg:x="13.347cm" svg:y="3.429cm" style:legend-expansion="high" chart:style-name="ch2"/>
        <chart:plot-area chart:style-name="ch3" table:cell-range-address="'Hist_L=60_p=0.890000'.B289:'Hist_L=60_p=0.890000'.B305" chart:data-source-has-labels="row" svg:x="0.304cm" svg:y="0.149cm" svg:width="12.739cm" svg:height="7.181cm">
          <chartooo:coordinate-region svg:x="1.727cm" svg:y="0.359cm" svg:width="11.316cm" svg:height="6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90:'Hist_L=60_p=0.890000'.B305" chart:label-cell-address="'Hist_L=60_p=0.890000'.B289:'Hist_L=60_p=0.890000'.B28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4</text:p>
                <draw:g>
                  <svg:desc>'Hist_L=60_p=0.890000'.B289:'Hist_L=60_p=0.890000'.B2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38">
                <text:p>5738</text:p>
                <draw:g>
                  <svg:desc>'Hist_L=60_p=0.890000'.B290:'Hist_L=60_p=0.890000'.B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61">
                <text:p>25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46">
                <text:p>15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25">
                <text:p>15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49">
                <text:p>25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26">
                <text:p>40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96">
                <text:p>41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69">
                <text:p>15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27">
                <text:p>25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90">
                <text:p>150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28cm" svg:height="7.69cm" xlink:href=".." xlink:type="simple" chart:class="chart:bar" chart:style-name="ch1">
        <chart:legend chart:legend-position="end" svg:x="13.429cm" svg:y="3.535cm" style:legend-expansion="high" chart:style-name="ch2"/>
        <chart:plot-area chart:style-name="ch3" table:cell-range-address="'Hist_L=60_p=0.890000'.B307:'Hist_L=60_p=0.890000'.B323" chart:data-source-has-labels="row" svg:x="0.306cm" svg:y="0.153cm" svg:width="12.817cm" svg:height="7.384cm">
          <chartooo:coordinate-region svg:x="1.729cm" svg:y="0.363cm" svg:width="11.394cm" svg:height="6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08:'Hist_L=60_p=0.890000'.B323" chart:label-cell-address="'Hist_L=60_p=0.890000'.B307:'Hist_L=60_p=0.890000'.B30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3</text:p>
                <draw:g>
                  <svg:desc>'Hist_L=60_p=0.890000'.B307:'Hist_L=60_p=0.890000'.B3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87">
                <text:p>5587</text:p>
                <draw:g>
                  <svg:desc>'Hist_L=60_p=0.890000'.B308:'Hist_L=60_p=0.890000'.B3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05">
                <text:p>26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43">
                <text:p>14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11">
                <text:p>2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79">
                <text:p>14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18">
                <text:p>25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561">
                <text:p>41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96">
                <text:p>40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38">
                <text:p>15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95">
                <text:p>25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02">
                <text:p>15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38">
                <text:p>553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55cm" svg:height="7.153cm" xlink:href=".." xlink:type="simple" chart:class="chart:bar" chart:style-name="ch1">
        <chart:legend chart:legend-position="end" svg:x="13.456cm" svg:y="3.266cm" style:legend-expansion="high" chart:style-name="ch2"/>
        <chart:plot-area chart:style-name="ch3" table:cell-range-address="'Hist_L=60_p=0.890000'.B325:'Hist_L=60_p=0.890000'.B341" chart:data-source-has-labels="row" svg:x="0.307cm" svg:y="0.143cm" svg:width="12.842cm" svg:height="6.867cm">
          <chartooo:coordinate-region svg:x="1.73cm" svg:y="0.353cm" svg:width="11.419cm" svg:height="5.9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26:'Hist_L=60_p=0.890000'.B341" chart:label-cell-address="'Hist_L=60_p=0.890000'.B325:'Hist_L=60_p=0.890000'.B32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2</text:p>
                <draw:g>
                  <svg:desc>'Hist_L=60_p=0.890000'.B325:'Hist_L=60_p=0.890000'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31">
                <text:p>5231</text:p>
                <draw:g>
                  <svg:desc>'Hist_L=60_p=0.890000'.B326:'Hist_L=60_p=0.890000'.B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64">
                <text:p>15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47">
                <text:p>1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12">
                <text:p>25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44">
                <text:p>25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25">
                <text:p>41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46">
                <text:p>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4">
                <text:p>525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18cm" svg:height="7.239cm" xlink:href=".." xlink:type="simple" chart:class="chart:bar" chart:style-name="ch1">
        <chart:legend chart:legend-position="end" svg:x="13.319cm" svg:y="3.309cm" style:legend-expansion="high" chart:style-name="ch2"/>
        <chart:plot-area chart:style-name="ch3" table:cell-range-address="'Hist_L=60_p=0.890000'.B19:'Hist_L=60_p=0.890000'.B35" chart:data-source-has-labels="row" svg:x="0.304cm" svg:y="0.144cm" svg:width="12.711cm" svg:height="6.951cm">
          <chartooo:coordinate-region svg:x="1.727cm" svg:y="0.355cm" svg:width="11.288cm" svg:height="6.0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20:'Hist_L=60_p=0.890000'.B35" chart:label-cell-address="'Hist_L=60_p=0.890000'.B19:'Hist_L=60_p=0.890000'.B1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9</text:p>
                <draw:g>
                  <svg:desc>'Hist_L=60_p=0.890000'.B19:'Hist_L=60_p=0.890000'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64">
                <text:p>8564</text:p>
                <draw:g>
                  <svg:desc>'Hist_L=60_p=0.890000'.B20:'Hist_L=60_p=0.890000'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27">
                <text:p>25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27">
                <text:p>2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27">
                <text:p>25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16">
                <text:p>35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06">
                <text:p>17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21">
                <text:p>8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28cm" svg:height="7.606cm" xlink:href=".." xlink:type="simple" chart:class="chart:bar" chart:style-name="ch1">
        <chart:legend chart:legend-position="end" svg:x="13.429cm" svg:y="3.493cm" style:legend-expansion="high" chart:style-name="ch2"/>
        <chart:plot-area chart:style-name="ch3" table:cell-range-address="'Hist_L=60_p=0.890000'.B343:'Hist_L=60_p=0.890000'.B359" chart:data-source-has-labels="row" svg:x="0.306cm" svg:y="0.152cm" svg:width="12.817cm" svg:height="7.302cm">
          <chartooo:coordinate-region svg:x="1.729cm" svg:y="0.362cm" svg:width="11.394cm" svg:height="6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44:'Hist_L=60_p=0.890000'.B359" chart:label-cell-address="'Hist_L=60_p=0.890000'.B343:'Hist_L=60_p=0.890000'.B34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.1</text:p>
                <draw:g>
                  <svg:desc>'Hist_L=60_p=0.890000'.B343:'Hist_L=60_p=0.890000'.B3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7">
                <text:p>4927</text:p>
                <draw:g>
                  <svg:desc>'Hist_L=60_p=0.890000'.B344:'Hist_L=60_p=0.890000'.B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10">
                <text:p>26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23">
                <text:p>26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30">
                <text:p>14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83">
                <text:p>2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66">
                <text:p>26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01">
                <text:p>42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46">
                <text:p>42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23">
                <text:p>25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10">
                <text:p>26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56">
                <text:p>14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64">
                <text:p>506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11cm" svg:height="7.606cm" xlink:href=".." xlink:type="simple" chart:class="chart:bar" chart:style-name="ch1">
        <chart:legend chart:legend-position="end" svg:x="13.819cm" svg:y="3.493cm" style:legend-expansion="high" chart:style-name="ch2"/>
        <chart:plot-area chart:style-name="ch3" table:cell-range-address="'Hist_L=60_p=0.890000'.B361:'Hist_L=60_p=0.890000'.B377" chart:data-source-has-labels="row" svg:x="0.308cm" svg:y="0.152cm" svg:width="13.203cm" svg:height="7.302cm">
          <chartooo:coordinate-region svg:x="1.731cm" svg:y="0.362cm" svg:width="11.78cm" svg:height="6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62:'Hist_L=60_p=0.890000'.B377" chart:label-cell-address="'Hist_L=60_p=0.890000'.B361:'Hist_L=60_p=0.890000'.B36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3</text:p>
                <draw:g>
                  <svg:desc>'Hist_L=60_p=0.890000'.B361:'Hist_L=60_p=0.890000'.B3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8">
                <text:p>4898</text:p>
                <draw:g>
                  <svg:desc>'Hist_L=60_p=0.890000'.B362:'Hist_L=60_p=0.890000'.B3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49">
                <text:p>14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33">
                <text:p>14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99">
                <text:p>25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89">
                <text:p>2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51">
                <text:p>42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91">
                <text:p>43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56">
                <text:p>14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72">
                <text:p>14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36">
                <text:p>48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65cm" svg:height="7.52cm" xlink:href=".." xlink:type="simple" chart:class="chart:bar" chart:style-name="ch1">
        <chart:legend chart:legend-position="end" svg:x="13.566cm" svg:y="3.45cm" style:legend-expansion="high" chart:style-name="ch2"/>
        <chart:plot-area chart:style-name="ch3" table:cell-range-address="'Hist_L=60_p=0.890000'.B379:'Hist_L=60_p=0.890000'.B395" chart:data-source-has-labels="row" svg:x="0.309cm" svg:y="0.15cm" svg:width="12.948cm" svg:height="7.22cm">
          <chartooo:coordinate-region svg:x="1.732cm" svg:y="0.36cm" svg:width="11.525cm" svg:height="6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80:'Hist_L=60_p=0.890000'.B395" chart:label-cell-address="'Hist_L=60_p=0.890000'.B379:'Hist_L=60_p=0.890000'.B37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9</text:p>
                <draw:g>
                  <svg:desc>'Hist_L=60_p=0.890000'.B379:'Hist_L=60_p=0.890000'.B3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34">
                <text:p>4534</text:p>
                <draw:g>
                  <svg:desc>'Hist_L=60_p=0.890000'.B380:'Hist_L=60_p=0.890000'.B3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19">
                <text:p>26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39">
                <text:p>25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43">
                <text:p>25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828">
                <text:p>43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59">
                <text:p>43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26">
                <text:p>26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54">
                <text:p>26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83">
                <text:p>13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3">
                <text:p>455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cm" svg:height="7.464cm" xlink:href=".." xlink:type="simple" chart:class="chart:bar" chart:style-name="ch1">
        <chart:legend chart:legend-position="end" svg:x="13.291cm" svg:y="3.422cm" style:legend-expansion="high" chart:style-name="ch2"/>
        <chart:plot-area chart:style-name="ch3" table:cell-range-address="'Hist_L=60_p=0.890000'.B397:'Hist_L=60_p=0.890000'.B413" chart:data-source-has-labels="row" svg:x="0.303cm" svg:y="0.149cm" svg:width="12.685cm" svg:height="7.166cm">
          <chartooo:coordinate-region svg:x="1.726cm" svg:y="0.36cm" svg:width="11.262cm" svg:height="6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98:'Hist_L=60_p=0.890000'.B413" chart:label-cell-address="'Hist_L=60_p=0.890000'.B397:'Hist_L=60_p=0.890000'.B39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8</text:p>
                <draw:g>
                  <svg:desc>'Hist_L=60_p=0.890000'.B397:'Hist_L=60_p=0.890000'.B3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2">
                <text:p>4312</text:p>
                <draw:g>
                  <svg:desc>'Hist_L=60_p=0.890000'.B398:'Hist_L=60_p=0.890000'.B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34">
                <text:p>13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03">
                <text:p>2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50">
                <text:p>26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95">
                <text:p>25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686">
                <text:p>44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98">
                <text:p>25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06">
                <text:p>26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64">
                <text:p>13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1">
                <text:p>429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01cm" svg:height="7.604cm" xlink:href=".." xlink:type="simple" chart:class="chart:bar" chart:style-name="ch1">
        <chart:legend chart:legend-position="end" svg:x="13.402cm" svg:y="3.492cm" style:legend-expansion="high" chart:style-name="ch2"/>
        <chart:plot-area chart:style-name="ch3" table:cell-range-address="'Hist_L=60_p=0.890000'.B415:'Hist_L=60_p=0.890000'.B431" chart:data-source-has-labels="row" svg:x="0.306cm" svg:y="0.152cm" svg:width="12.79cm" svg:height="7.3cm">
          <chartooo:coordinate-region svg:x="1.729cm" svg:y="0.362cm" svg:width="11.367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416:'Hist_L=60_p=0.890000'.B431" chart:label-cell-address="'Hist_L=60_p=0.890000'.B415:'Hist_L=60_p=0.890000'.B41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7</text:p>
                <draw:g>
                  <svg:desc>'Hist_L=60_p=0.890000'.B415:'Hist_L=60_p=0.890000'.B4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5">
                <text:p>4135</text:p>
                <draw:g>
                  <svg:desc>'Hist_L=60_p=0.890000'.B416:'Hist_L=60_p=0.890000'.B4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91">
                <text:p>26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7">
                <text:p>13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7">
                <text:p>13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28">
                <text:p>26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15">
                <text:p>44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67">
                <text:p>1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24">
                <text:p>26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7">
                <text:p>13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12">
                <text:p>411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18cm" svg:height="7.521cm" xlink:href=".." xlink:type="simple" chart:class="chart:bar" chart:style-name="ch1">
        <chart:legend chart:legend-position="end" svg:x="13.319cm" svg:y="3.45cm" style:legend-expansion="high" chart:style-name="ch2"/>
        <chart:plot-area chart:style-name="ch3" table:cell-range-address="'Hist_L=60_p=0.890000'.B433:'Hist_L=60_p=0.890000'.B449" chart:data-source-has-labels="row" svg:x="0.304cm" svg:y="0.15cm" svg:width="12.711cm" svg:height="7.221cm">
          <chartooo:coordinate-region svg:x="1.727cm" svg:y="0.36cm" svg:width="11.288cm" svg:height="6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434:'Hist_L=60_p=0.890000'.B449" chart:label-cell-address="'Hist_L=60_p=0.890000'.B433:'Hist_L=60_p=0.890000'.B43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6</text:p>
                <draw:g>
                  <svg:desc>'Hist_L=60_p=0.890000'.B433:'Hist_L=60_p=0.890000'.B4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7">
                <text:p>3827</text:p>
                <draw:g>
                  <svg:desc>'Hist_L=60_p=0.890000'.B434:'Hist_L=60_p=0.890000'.B4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47">
                <text:p>13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41">
                <text:p>26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65">
                <text:p>2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58">
                <text:p>25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73">
                <text:p>4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94">
                <text:p>46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7">
                <text:p>12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65">
                <text:p>2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23">
                <text:p>13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0">
                <text:p>369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63cm" svg:height="7.465cm" xlink:href=".." xlink:type="simple" chart:class="chart:bar" chart:style-name="ch1">
        <chart:legend chart:legend-position="end" svg:x="13.264cm" svg:y="3.422cm" style:legend-expansion="high" chart:style-name="ch2"/>
        <chart:plot-area chart:style-name="ch3" table:cell-range-address="'Hist_L=60_p=0.890000'.B451:'Hist_L=60_p=0.890000'.B467" chart:data-source-has-labels="row" svg:x="0.303cm" svg:y="0.149cm" svg:width="12.658cm" svg:height="7.167cm">
          <chartooo:coordinate-region svg:x="1.726cm" svg:y="0.359cm" svg:width="11.235cm" svg:height="6.2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452:'Hist_L=60_p=0.890000'.B467" chart:label-cell-address="'Hist_L=60_p=0.890000'.B451:'Hist_L=60_p=0.890000'.B45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5</text:p>
                <draw:g>
                  <svg:desc>'Hist_L=60_p=0.890000'.B451:'Hist_L=60_p=0.890000'.B4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64">
                <text:p>3564</text:p>
                <draw:g>
                  <svg:desc>'Hist_L=60_p=0.890000'.B452:'Hist_L=60_p=0.890000'.B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29">
                <text:p>12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74">
                <text:p>26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35">
                <text:p>25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55">
                <text:p>25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05">
                <text:p>25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55">
                <text:p>4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937">
                <text:p>4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13">
                <text:p>26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73">
                <text:p>12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48">
                <text:p>12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6">
                <text:p>360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35cm" svg:height="7.718cm" xlink:href=".." xlink:type="simple" chart:class="chart:bar" chart:style-name="ch1">
        <chart:legend chart:legend-position="end" svg:x="13.236cm" svg:y="3.549cm" style:legend-expansion="high" chart:style-name="ch2"/>
        <chart:plot-area chart:style-name="ch3" table:cell-range-address="'Hist_L=60_p=0.890000'.B469:'Hist_L=60_p=0.890000'.B485" chart:data-source-has-labels="row" svg:x="0.302cm" svg:y="0.154cm" svg:width="12.632cm" svg:height="7.41cm">
          <chartooo:coordinate-region svg:x="1.725cm" svg:y="0.364cm" svg:width="11.209cm" svg:height="6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470:'Hist_L=60_p=0.890000'.B485" chart:label-cell-address="'Hist_L=60_p=0.890000'.B469:'Hist_L=60_p=0.890000'.B46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4</text:p>
                <draw:g>
                  <svg:desc>'Hist_L=60_p=0.890000'.B469:'Hist_L=60_p=0.890000'.B4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6">
                <text:p>3326</text:p>
                <draw:g>
                  <svg:desc>'Hist_L=60_p=0.890000'.B470:'Hist_L=60_p=0.890000'.B4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530">
                <text:p>26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07">
                <text:p>12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77">
                <text:p>2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26">
                <text:p>1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74">
                <text:p>26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41">
                <text:p>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95">
                <text:p>47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535">
                <text:p>4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97">
                <text:p>26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76">
                <text:p>12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6">
                <text:p>325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52cm" svg:height="7.465cm" xlink:href=".." xlink:type="simple" chart:class="chart:bar" chart:style-name="ch1">
        <chart:legend chart:legend-position="end" svg:x="13.153cm" svg:y="3.422cm" style:legend-expansion="high" chart:style-name="ch2"/>
        <chart:plot-area chart:style-name="ch3" table:cell-range-address="'Hist_L=60_p=0.890000'.B487:'Hist_L=60_p=0.890000'.B503" chart:data-source-has-labels="row" svg:x="0.301cm" svg:y="0.149cm" svg:width="12.551cm" svg:height="7.167cm">
          <chartooo:coordinate-region svg:x="1.724cm" svg:y="0.359cm" svg:width="11.128cm" svg:height="6.2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488:'Hist_L=60_p=0.890000'.B503" chart:label-cell-address="'Hist_L=60_p=0.890000'.B487:'Hist_L=60_p=0.890000'.B48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3</text:p>
                <draw:g>
                  <svg:desc>'Hist_L=60_p=0.890000'.B487:'Hist_L=60_p=0.890000'.B4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2">
                <text:p>3132</text:p>
                <draw:g>
                  <svg:desc>'Hist_L=60_p=0.890000'.B488:'Hist_L=60_p=0.890000'.B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97">
                <text:p>11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89">
                <text:p>26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68">
                <text:p>11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14">
                <text:p>2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793">
                <text:p>47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413">
                <text:p>48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89">
                <text:p>26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6">
                <text:p>308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7cm" svg:height="7.662cm" xlink:href=".." xlink:type="simple" chart:class="chart:bar" chart:style-name="ch1">
        <chart:legend chart:legend-position="end" svg:x="13.071cm" svg:y="3.521cm" style:legend-expansion="high" chart:style-name="ch2"/>
        <chart:plot-area chart:style-name="ch3" table:cell-range-address="'Hist_L=60_p=0.890000'.B505:'Hist_L=60_p=0.890000'.B521" chart:data-source-has-labels="row" svg:x="0.299cm" svg:y="0.153cm" svg:width="12.473cm" svg:height="7.356cm">
          <chartooo:coordinate-region svg:x="1.722cm" svg:y="0.363cm" svg:width="11.05cm" svg:height="6.4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06:'Hist_L=60_p=0.890000'.B521" chart:label-cell-address="'Hist_L=60_p=0.890000'.B505:'Hist_L=60_p=0.890000'.B50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2</text:p>
                <draw:g>
                  <svg:desc>'Hist_L=60_p=0.890000'.B505:'Hist_L=60_p=0.890000'.B5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7">
                <text:p>2727</text:p>
                <draw:g>
                  <svg:desc>'Hist_L=60_p=0.890000'.B506:'Hist_L=60_p=0.890000'.B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91">
                <text:p>26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03">
                <text:p>11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88">
                <text:p>25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79">
                <text:p>26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20">
                <text:p>49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64">
                <text:p>49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01">
                <text:p>26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97">
                <text:p>27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83cm" svg:height="7.211cm" xlink:href=".." xlink:type="simple" chart:class="chart:bar" chart:style-name="ch1">
        <chart:legend chart:legend-position="end" svg:x="13.484cm" svg:y="3.295cm" style:legend-expansion="high" chart:style-name="ch2"/>
        <chart:plot-area chart:style-name="ch3" table:cell-range-address="'Hist_L=60_p=0.890000'.B37:'Hist_L=60_p=0.890000'.B53" chart:data-source-has-labels="row" svg:x="0.307cm" svg:y="0.144cm" svg:width="12.87cm" svg:height="6.923cm">
          <chartooo:coordinate-region svg:x="1.73cm" svg:y="0.354cm" svg:width="11.447cm" svg:height="6.0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38:'Hist_L=60_p=0.890000'.B53" chart:label-cell-address="'Hist_L=60_p=0.890000'.B37:'Hist_L=60_p=0.890000'.B3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8</text:p>
                <draw:g>
                  <svg:desc>'Hist_L=60_p=0.890000'.B37:'Hist_L=60_p=0.890000'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85">
                <text:p>8485</text:p>
                <draw:g>
                  <svg:desc>'Hist_L=60_p=0.890000'.B38:'Hist_L=60_p=0.890000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77">
                <text:p>25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21">
                <text:p>17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15">
                <text:p>25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63">
                <text:p>35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01">
                <text:p>36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03">
                <text:p>17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18">
                <text:p>17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93">
                <text:p>8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28cm" svg:height="7.606cm" xlink:href=".." xlink:type="simple" chart:class="chart:bar" chart:style-name="ch1">
        <chart:legend chart:legend-position="end" svg:x="13.429cm" svg:y="3.493cm" style:legend-expansion="high" chart:style-name="ch2"/>
        <chart:plot-area chart:style-name="ch3" table:cell-range-address="'Hist_L=60_p=0.890000'.B523:'Hist_L=60_p=0.890000'.B539" chart:data-source-has-labels="row" svg:x="0.306cm" svg:y="0.152cm" svg:width="12.817cm" svg:height="7.302cm">
          <chartooo:coordinate-region svg:x="1.729cm" svg:y="0.362cm" svg:width="11.394cm" svg:height="6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24:'Hist_L=60_p=0.890000'.B539" chart:label-cell-address="'Hist_L=60_p=0.890000'.B523:'Hist_L=60_p=0.890000'.B52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.1</text:p>
                <draw:g>
                  <svg:desc>'Hist_L=60_p=0.890000'.B523:'Hist_L=60_p=0.890000'.B5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5">
                <text:p>2545</text:p>
                <draw:g>
                  <svg:desc>'Hist_L=60_p=0.890000'.B524:'Hist_L=60_p=0.890000'.B5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724">
                <text:p>26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81">
                <text:p>1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79">
                <text:p>25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2">
                <text:p>25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19">
                <text:p>25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70">
                <text:p>25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517">
                <text:p>50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87">
                <text:p>26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13">
                <text:p>26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0">
                <text:p>248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28cm" svg:height="7.38cm" xlink:href=".." xlink:type="simple" chart:class="chart:bar" chart:style-name="ch1">
        <chart:legend chart:legend-position="end" svg:x="13.736cm" svg:y="3.38cm" style:legend-expansion="high" chart:style-name="ch2"/>
        <chart:plot-area chart:style-name="ch3" table:cell-range-address="'Hist_L=60_p=0.890000'.B541:'Hist_L=60_p=0.890000'.B557" chart:data-source-has-labels="row" svg:x="0.306cm" svg:y="0.147cm" svg:width="13.124cm" svg:height="7.086cm">
          <chartooo:coordinate-region svg:x="1.729cm" svg:y="0.357cm" svg:width="11.701cm" svg:height="6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42:'Hist_L=60_p=0.890000'.B557" chart:label-cell-address="'Hist_L=60_p=0.890000'.B541:'Hist_L=60_p=0.890000'.B54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2</text:p>
                <draw:g>
                  <svg:desc>'Hist_L=60_p=0.890000'.B541:'Hist_L=60_p=0.890000'.B5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6">
                <text:p>2166</text:p>
                <draw:g>
                  <svg:desc>'Hist_L=60_p=0.890000'.B542:'Hist_L=60_p=0.890000'.B5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84">
                <text:p>10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90">
                <text:p>258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61">
                <text:p>5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969">
                <text:p>50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60">
                <text:p>268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6">
                <text:p>222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cm" svg:height="7.52cm" xlink:href=".." xlink:type="simple" chart:class="chart:bar" chart:style-name="ch1">
        <chart:legend chart:legend-position="end" svg:x="13.401cm" svg:y="3.45cm" style:legend-expansion="high" chart:style-name="ch2"/>
        <chart:plot-area chart:style-name="ch3" table:cell-range-address="'Hist_L=60_p=0.890000'.B559:'Hist_L=60_p=0.890000'.B575" chart:data-source-has-labels="row" svg:x="0.306cm" svg:y="0.15cm" svg:width="12.789cm" svg:height="7.22cm">
          <chartooo:coordinate-region svg:x="1.729cm" svg:y="0.36cm" svg:width="11.366cm" svg:height="6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60:'Hist_L=60_p=0.890000'.B575" chart:label-cell-address="'Hist_L=60_p=0.890000'.B559:'Hist_L=60_p=0.890000'.B55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9</text:p>
                <draw:g>
                  <svg:desc>'Hist_L=60_p=0.890000'.B559:'Hist_L=60_p=0.890000'.B5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7">
                <text:p>2057</text:p>
                <draw:g>
                  <svg:desc>'Hist_L=60_p=0.890000'.B560:'Hist_L=60_p=0.890000'.B5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66">
                <text:p>26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41">
                <text:p>25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30">
                <text:p>25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736">
                <text:p>52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48">
                <text:p>52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21">
                <text:p>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3">
                <text:p>205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6cm" svg:height="7.322cm" xlink:href=".." xlink:type="simple" chart:class="chart:bar" chart:style-name="ch1">
        <chart:legend chart:legend-position="end" svg:x="12.961cm" svg:y="3.351cm" style:legend-expansion="high" chart:style-name="ch2"/>
        <chart:plot-area chart:style-name="ch3" table:cell-range-address="'Hist_L=60_p=0.890000'.B577:'Hist_L=60_p=0.890000'.B593" chart:data-source-has-labels="row" svg:x="0.297cm" svg:y="0.146cm" svg:width="12.367cm" svg:height="7.03cm">
          <chartooo:coordinate-region svg:x="1.72cm" svg:y="0.356cm" svg:width="10.944cm" svg:height="6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78:'Hist_L=60_p=0.890000'.B593" chart:label-cell-address="'Hist_L=60_p=0.890000'.B577:'Hist_L=60_p=0.890000'.B57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8</text:p>
                <draw:g>
                  <svg:desc>'Hist_L=60_p=0.890000'.B577:'Hist_L=60_p=0.890000'.B5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4">
                <text:p>1734</text:p>
                <draw:g>
                  <svg:desc>'Hist_L=60_p=0.890000'.B578:'Hist_L=60_p=0.890000'.B5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71">
                <text:p>25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58">
                <text:p>25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52">
                <text:p>54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94">
                <text:p>54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43">
                <text:p>2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77">
                <text:p>9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53">
                <text:p>27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84cm" svg:height="7.464cm" xlink:href=".." xlink:type="simple" chart:class="chart:bar" chart:style-name="ch1">
        <chart:legend chart:legend-position="end" svg:x="12.685cm" svg:y="3.422cm" style:legend-expansion="high" chart:style-name="ch2"/>
        <chart:plot-area chart:style-name="ch3" table:cell-range-address="'Hist_L=60_p=0.890000'.B595:'Hist_L=60_p=0.890000'.B611" chart:data-source-has-labels="row" svg:x="0.291cm" svg:y="0.149cm" svg:width="12.103cm" svg:height="7.166cm">
          <chartooo:coordinate-region svg:x="1.714cm" svg:y="0.36cm" svg:width="10.68cm" svg:height="6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96:'Hist_L=60_p=0.890000'.B611" chart:label-cell-address="'Hist_L=60_p=0.890000'.B595:'Hist_L=60_p=0.890000'.B59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7</text:p>
                <draw:g>
                  <svg:desc>'Hist_L=60_p=0.890000'.B595:'Hist_L=60_p=0.890000'.B5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">
                <text:p>1600</text:p>
                <draw:g>
                  <svg:desc>'Hist_L=60_p=0.890000'.B596:'Hist_L=60_p=0.890000'.B6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2">
                <text:p>25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52">
                <text:p>5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47">
                <text:p>27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8">
                <text:p>150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84cm" svg:height="7.605cm" xlink:href=".." xlink:type="simple" chart:class="chart:bar" chart:style-name="ch1">
        <chart:legend chart:legend-position="end" svg:x="12.685cm" svg:y="3.492cm" style:legend-expansion="high" chart:style-name="ch2"/>
        <chart:plot-area chart:style-name="ch3" table:cell-range-address="'Hist_L=60_p=0.890000'.B613:'Hist_L=60_p=0.890000'.B629" chart:data-source-has-labels="row" svg:x="0.291cm" svg:y="0.152cm" svg:width="12.103cm" svg:height="7.301cm">
          <chartooo:coordinate-region svg:x="1.714cm" svg:y="0.362cm" svg:width="10.68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614:'Hist_L=60_p=0.890000'.B629" chart:label-cell-address="'Hist_L=60_p=0.890000'.B613:'Hist_L=60_p=0.890000'.B61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6</text:p>
                <draw:g>
                  <svg:desc>'Hist_L=60_p=0.890000'.B613:'Hist_L=60_p=0.890000'.B6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7">
                <text:p>1277</text:p>
                <draw:g>
                  <svg:desc>'Hist_L=60_p=0.890000'.B614:'Hist_L=60_p=0.890000'.B6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84">
                <text:p>2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88">
                <text:p>25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56">
                <text:p>56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191">
                <text:p>58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45">
                <text:p>27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15cm" svg:height="7.183cm" xlink:href=".." xlink:type="simple" chart:class="chart:bar" chart:style-name="ch1">
        <chart:legend chart:legend-position="end" svg:x="13.016cm" svg:y="3.281cm" style:legend-expansion="high" chart:style-name="ch2"/>
        <chart:plot-area chart:style-name="ch3" table:cell-range-address="'Hist_L=60_p=0.890000'.B631:'Hist_L=60_p=0.890000'.B647" chart:data-source-has-labels="row" svg:x="0.298cm" svg:y="0.143cm" svg:width="12.42cm" svg:height="6.897cm">
          <chartooo:coordinate-region svg:x="1.721cm" svg:y="0.353cm" svg:width="10.997cm" svg:height="6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632:'Hist_L=60_p=0.890000'.B647" chart:label-cell-address="'Hist_L=60_p=0.890000'.B631:'Hist_L=60_p=0.890000'.B63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5</text:p>
                <draw:g>
                  <svg:desc>'Hist_L=60_p=0.890000'.B631:'Hist_L=60_p=0.890000'.B6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1">
                <text:p>1061</text:p>
                <draw:g>
                  <svg:desc>'Hist_L=60_p=0.890000'.B632:'Hist_L=60_p=0.890000'.B6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79">
                <text:p>27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88">
                <text:p>25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85">
                <text:p>5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576">
                <text:p>59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28">
                <text:p>27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41">
                <text:p>27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2">
                <text:p>111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24cm" svg:height="7.549cm" xlink:href=".." xlink:type="simple" chart:class="chart:bar" chart:style-name="ch1">
        <chart:legend chart:legend-position="end" svg:x="13.125cm" svg:y="3.464cm" style:legend-expansion="high" chart:style-name="ch2"/>
        <chart:plot-area chart:style-name="ch3" table:cell-range-address="'Hist_L=60_p=0.890000'.B649:'Hist_L=60_p=0.890000'.B665" chart:data-source-has-labels="row" svg:x="0.3cm" svg:y="0.15cm" svg:width="12.525cm" svg:height="7.249cm">
          <chartooo:coordinate-region svg:x="1.723cm" svg:y="0.36cm" svg:width="11.102cm" svg:height="6.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650:'Hist_L=60_p=0.890000'.B665" chart:label-cell-address="'Hist_L=60_p=0.890000'.B649:'Hist_L=60_p=0.890000'.B64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4</text:p>
                <draw:g>
                  <svg:desc>'Hist_L=60_p=0.890000'.B649:'Hist_L=60_p=0.890000'.B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6">
                <text:p>916</text:p>
                <draw:g>
                  <svg:desc>'Hist_L=60_p=0.890000'.B650:'Hist_L=60_p=0.890000'.B6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07">
                <text:p>2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81">
                <text:p>27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72">
                <text:p>25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475">
                <text:p>6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453">
                <text:p>61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28">
                <text:p>27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54">
                <text:p>27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2">
                <text:p>88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77cm" svg:height="7.324cm" xlink:href=".." xlink:type="simple" chart:class="chart:bar" chart:style-name="ch1">
        <chart:legend chart:legend-position="end" svg:x="12.878cm" svg:y="3.352cm" style:legend-expansion="high" chart:style-name="ch2"/>
        <chart:plot-area chart:style-name="ch3" table:cell-range-address="'Hist_L=60_p=0.890000'.B667:'Hist_L=60_p=0.890000'.B683" chart:data-source-has-labels="row" svg:x="0.295cm" svg:y="0.146cm" svg:width="12.288cm" svg:height="7.032cm">
          <chartooo:coordinate-region svg:x="1.718cm" svg:y="0.357cm" svg:width="10.865cm" svg:height="6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668:'Hist_L=60_p=0.890000'.B683" chart:label-cell-address="'Hist_L=60_p=0.890000'.B667:'Hist_L=60_p=0.890000'.B66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3</text:p>
                <draw:g>
                  <svg:desc>'Hist_L=60_p=0.890000'.B667:'Hist_L=60_p=0.890000'.B6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9">
                <text:p>749</text:p>
                <draw:g>
                  <svg:desc>'Hist_L=60_p=0.890000'.B668:'Hist_L=60_p=0.890000'.B6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07">
                <text:p>2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024">
                <text:p>63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533">
                <text:p>63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09">
                <text:p>27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74cm" svg:height="7.352cm" xlink:href=".." xlink:type="simple" chart:class="chart:bar" chart:style-name="ch1">
        <chart:legend chart:legend-position="end" svg:x="12.575cm" svg:y="3.366cm" style:legend-expansion="high" chart:style-name="ch2"/>
        <chart:plot-area chart:style-name="ch3" table:cell-range-address="'Hist_L=60_p=0.890000'.B685:'Hist_L=60_p=0.890000'.B701" chart:data-source-has-labels="row" svg:x="0.289cm" svg:y="0.147cm" svg:width="11.997cm" svg:height="7.058cm">
          <chartooo:coordinate-region svg:x="1.712cm" svg:y="0.357cm" svg:width="10.574cm" svg:height="6.1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686:'Hist_L=60_p=0.890000'.B701" chart:label-cell-address="'Hist_L=60_p=0.890000'.B685:'Hist_L=60_p=0.890000'.B68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2</text:p>
                <draw:g>
                  <svg:desc>'Hist_L=60_p=0.890000'.B685:'Hist_L=60_p=0.890000'.B6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0">
                <text:p>470</text:p>
                <draw:g>
                  <svg:desc>'Hist_L=60_p=0.890000'.B686:'Hist_L=60_p=0.890000'.B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82">
                <text:p>27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49">
                <text:p>24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49">
                <text:p>24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23">
                <text:p>24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091">
                <text:p>66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71">
                <text:p>65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13">
                <text:p>27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19">
                <text:p>2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cm" svg:height="7.38cm" xlink:href=".." xlink:type="simple" chart:class="chart:bar" chart:style-name="ch1">
        <chart:legend chart:legend-position="end" svg:x="13.291cm" svg:y="3.38cm" style:legend-expansion="high" chart:style-name="ch2"/>
        <chart:plot-area chart:style-name="ch3" table:cell-range-address="'Hist_L=60_p=0.890000'.B55:'Hist_L=60_p=0.890000'.B71" chart:data-source-has-labels="row" svg:x="0.303cm" svg:y="0.147cm" svg:width="12.685cm" svg:height="7.086cm">
          <chartooo:coordinate-region svg:x="1.726cm" svg:y="0.357cm" svg:width="11.262cm" svg:height="6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56:'Hist_L=60_p=0.890000'.B71" chart:label-cell-address="'Hist_L=60_p=0.890000'.B55:'Hist_L=60_p=0.890000'.B5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7</text:p>
                <draw:g>
                  <svg:desc>'Hist_L=60_p=0.890000'.B55:'Hist_L=60_p=0.890000'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15">
                <text:p>8115</text:p>
                <draw:g>
                  <svg:desc>'Hist_L=60_p=0.890000'.B56:'Hist_L=60_p=0.890000'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36">
                <text:p>25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74">
                <text:p>17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99">
                <text:p>17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24">
                <text:p>25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10">
                <text:p>25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41">
                <text:p>2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43">
                <text:p>25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76">
                <text:p>36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76">
                <text:p>25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41">
                <text:p>1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91">
                <text:p>82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05cm" svg:height="7.437cm" xlink:href=".." xlink:type="simple" chart:class="chart:bar" chart:style-name="ch1">
        <chart:legend chart:legend-position="end" svg:x="12.906cm" svg:y="3.408cm" style:legend-expansion="high" chart:style-name="ch2"/>
        <chart:plot-area chart:style-name="ch3" table:cell-range-address="'Hist_L=60_p=0.890000'.B703:'Hist_L=60_p=0.890000'.B719" chart:data-source-has-labels="row" svg:x="0.296cm" svg:y="0.148cm" svg:width="12.314cm" svg:height="7.141cm">
          <chartooo:coordinate-region svg:x="1.719cm" svg:y="0.358cm" svg:width="10.891cm" svg:height="6.2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04:'Hist_L=60_p=0.890000'.B719" chart:label-cell-address="'Hist_L=60_p=0.890000'.B703:'Hist_L=60_p=0.890000'.B70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.1</text:p>
                <draw:g>
                  <svg:desc>'Hist_L=60_p=0.890000'.B703:'Hist_L=60_p=0.890000'.B7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">
                <text:p>383</text:p>
                <draw:g>
                  <svg:desc>'Hist_L=60_p=0.890000'.B704:'Hist_L=60_p=0.890000'.B7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95">
                <text:p>27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91">
                <text:p>2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94">
                <text:p>2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189">
                <text:p>69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80">
                <text:p>67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21">
                <text:p>27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49cm" svg:height="7.295cm" xlink:href=".." xlink:type="simple" chart:class="chart:bar" chart:style-name="ch1">
        <chart:legend chart:legend-position="end" svg:x="13.157cm" svg:y="3.337cm" style:legend-expansion="high" chart:style-name="ch2"/>
        <chart:plot-area chart:style-name="ch3" table:cell-range-address="'Hist_L=60_p=0.890000'.B721:'Hist_L=60_p=0.890000'.B737" chart:data-source-has-labels="row" svg:x="0.294cm" svg:y="0.145cm" svg:width="12.569cm" svg:height="7.005cm">
          <chartooo:coordinate-region svg:x="1.717cm" svg:y="0.355cm" svg:width="11.146cm" svg:height="6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22:'Hist_L=60_p=0.890000'.B737" chart:label-cell-address="'Hist_L=60_p=0.890000'.B721:'Hist_L=60_p=0.890000'.B72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1</text:p>
                <draw:g>
                  <svg:desc>'Hist_L=60_p=0.890000'.B721:'Hist_L=60_p=0.890000'.B7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">
                <text:p>249</text:p>
                <draw:g>
                  <svg:desc>'Hist_L=60_p=0.890000'.B722:'Hist_L=60_p=0.890000'.B7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07">
                <text:p>27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27">
                <text:p>2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24">
                <text:p>2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720">
                <text:p>71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454">
                <text:p>72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16">
                <text:p>27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45">
                <text:p>27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7cm" svg:height="7.634cm" xlink:href=".." xlink:type="simple" chart:class="chart:bar" chart:style-name="ch1">
        <chart:legend chart:legend-position="end" svg:x="13.071cm" svg:y="3.507cm" style:legend-expansion="high" chart:style-name="ch2"/>
        <chart:plot-area chart:style-name="ch3" table:cell-range-address="'Hist_L=60_p=0.890000'.B739:'Hist_L=60_p=0.890000'.B755" chart:data-source-has-labels="row" svg:x="0.299cm" svg:y="0.152cm" svg:width="12.473cm" svg:height="7.33cm">
          <chartooo:coordinate-region svg:x="1.722cm" svg:y="0.362cm" svg:width="11.05cm" svg:height="6.4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40:'Hist_L=60_p=0.890000'.B755" chart:label-cell-address="'Hist_L=60_p=0.890000'.B739:'Hist_L=60_p=0.890000'.B73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9</text:p>
                <draw:g>
                  <svg:desc>'Hist_L=60_p=0.890000'.B739:'Hist_L=60_p=0.890000'.B7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'Hist_L=60_p=0.890000'.B740:'Hist_L=60_p=0.890000'.B7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91">
                <text:p>27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99">
                <text:p>2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50">
                <text:p>22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510">
                <text:p>74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40">
                <text:p>75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43">
                <text:p>27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08cm" svg:height="7.493cm" xlink:href=".." xlink:type="simple" chart:class="chart:bar" chart:style-name="ch1">
        <chart:legend chart:legend-position="end" svg:x="13.209cm" svg:y="3.436cm" style:legend-expansion="high" chart:style-name="ch2"/>
        <chart:plot-area chart:style-name="ch3" table:cell-range-address="'Hist_L=60_p=0.890000'.B757:'Hist_L=60_p=0.890000'.B773" chart:data-source-has-labels="row" svg:x="0.302cm" svg:y="0.149cm" svg:width="12.605cm" svg:height="7.195cm">
          <chartooo:coordinate-region svg:x="1.725cm" svg:y="0.359cm" svg:width="11.182cm" svg:height="6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58:'Hist_L=60_p=0.890000'.B773" chart:label-cell-address="'Hist_L=60_p=0.890000'.B757:'Hist_L=60_p=0.890000'.B75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8</text:p>
                <draw:g>
                  <svg:desc>'Hist_L=60_p=0.890000'.B757:'Hist_L=60_p=0.890000'.B7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'Hist_L=60_p=0.890000'.B758:'Hist_L=60_p=0.890000'.B7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77">
                <text:p>21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46">
                <text:p>21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52">
                <text:p>79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00">
                <text:p>26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95cm" svg:height="7.577cm" xlink:href=".." xlink:type="simple" chart:class="chart:bar" chart:style-name="ch1">
        <chart:legend chart:legend-position="end" svg:x="12.796cm" svg:y="3.478cm" style:legend-expansion="high" chart:style-name="ch2"/>
        <chart:plot-area chart:style-name="ch3" table:cell-range-address="'Hist_L=60_p=0.890000'.B775:'Hist_L=60_p=0.890000'.B791" chart:data-source-has-labels="row" svg:x="0.293cm" svg:y="0.151cm" svg:width="12.21cm" svg:height="7.275cm">
          <chartooo:coordinate-region svg:x="1.716cm" svg:y="0.362cm" svg:width="10.787cm" svg:height="6.3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76:'Hist_L=60_p=0.890000'.B791" chart:label-cell-address="'Hist_L=60_p=0.890000'.B775:'Hist_L=60_p=0.890000'.B77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7</text:p>
                <draw:g>
                  <svg:desc>'Hist_L=60_p=0.890000'.B775:'Hist_L=60_p=0.890000'.B7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Hist_L=60_p=0.890000'.B776:'Hist_L=60_p=0.890000'.B7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41">
                <text:p>20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86">
                <text:p>84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739">
                <text:p>8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69">
                <text:p>26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20">
                <text:p>26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82cm" svg:height="7.48cm" xlink:href=".." xlink:type="simple" chart:class="chart:bar" chart:style-name="ch1">
        <chart:legend chart:legend-position="end" svg:x="12.883cm" svg:y="3.43cm" style:legend-expansion="high" chart:style-name="ch2"/>
        <chart:plot-area chart:style-name="ch3" table:cell-range-address="'Hist_L=60_p=0.890000'.B793:'Hist_L=60_p=0.890000'.B809" chart:data-source-has-labels="row" svg:x="0.295cm" svg:y="0.149cm" svg:width="12.293cm" svg:height="7.182cm">
          <chartooo:coordinate-region svg:x="1.718cm" svg:y="0.359cm" svg:width="10.87cm" svg:height="6.3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94:'Hist_L=60_p=0.890000'.B809" chart:label-cell-address="'Hist_L=60_p=0.890000'.B793:'Hist_L=60_p=0.890000'.B79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6</text:p>
                <draw:g>
                  <svg:desc>'Hist_L=60_p=0.890000'.B793:'Hist_L=60_p=0.890000'.B7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Hist_L=60_p=0.890000'.B794:'Hist_L=60_p=0.890000'.B8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90">
                <text:p>24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91">
                <text:p>19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755">
                <text:p>90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657">
                <text:p>91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72cm" svg:height="7.424cm" xlink:href=".." xlink:type="simple" chart:class="chart:bar" chart:style-name="ch1">
        <chart:legend chart:legend-position="end" svg:x="12.773cm" svg:y="3.402cm" style:legend-expansion="high" chart:style-name="ch2"/>
        <chart:plot-area chart:style-name="ch3" table:cell-range-address="'Hist_L=60_p=0.890000'.B811:'Hist_L=60_p=0.890000'.B827" chart:data-source-has-labels="row" svg:x="0.293cm" svg:y="0.148cm" svg:width="12.187cm" svg:height="7.128cm">
          <chartooo:coordinate-region svg:x="1.716cm" svg:y="0.358cm" svg:width="10.764cm" svg:height="6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812:'Hist_L=60_p=0.890000'.B827" chart:label-cell-address="'Hist_L=60_p=0.890000'.B811:'Hist_L=60_p=0.890000'.B81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5</text:p>
                <draw:g>
                  <svg:desc>'Hist_L=60_p=0.890000'.B811:'Hist_L=60_p=0.890000'.B8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Hist_L=60_p=0.890000'.B812:'Hist_L=60_p=0.890000'.B8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26">
                <text:p>21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25">
                <text:p>21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42">
                <text:p>17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43">
                <text:p>18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93">
                <text:p>100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354">
                <text:p>100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42cm" svg:height="7.367cm" xlink:href=".." xlink:type="simple" chart:class="chart:bar" chart:style-name="ch1">
        <chart:legend chart:legend-position="end" svg:x="12.443cm" svg:y="3.373cm" style:legend-expansion="high" chart:style-name="ch2"/>
        <chart:plot-area chart:style-name="ch3" table:cell-range-address="'Hist_L=60_p=0.890000'.B829:'Hist_L=60_p=0.890000'.B845" chart:data-source-has-labels="row" svg:x="0.286cm" svg:y="0.147cm" svg:width="11.871cm" svg:height="7.073cm">
          <chartooo:coordinate-region svg:x="1.709cm" svg:y="0.357cm" svg:width="10.448cm" svg:height="6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830:'Hist_L=60_p=0.890000'.B845" chart:label-cell-address="'Hist_L=60_p=0.890000'.B829:'Hist_L=60_p=0.890000'.B82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4</text:p>
                <draw:g>
                  <svg:desc>'Hist_L=60_p=0.890000'.B829:'Hist_L=60_p=0.890000'.B8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ist_L=60_p=0.890000'.B830:'Hist_L=60_p=0.890000'.B8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45">
                <text:p>1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83">
                <text:p>13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36">
                <text:p>13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277">
                <text:p>119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851">
                <text:p>120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20">
                <text:p>16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32cm" svg:height="7.367cm" xlink:href=".." xlink:type="simple" chart:class="chart:bar" chart:style-name="ch1">
        <chart:legend chart:legend-position="end" svg:x="12.333cm" svg:y="3.373cm" style:legend-expansion="high" chart:style-name="ch2"/>
        <chart:plot-area chart:style-name="ch3" table:cell-range-address="'Hist_L=60_p=0.890000'.B847:'Hist_L=60_p=0.890000'.B863" chart:data-source-has-labels="row" svg:x="0.284cm" svg:y="0.147cm" svg:width="11.765cm" svg:height="7.073cm">
          <chartooo:coordinate-region svg:x="1.707cm" svg:y="0.357cm" svg:width="10.342cm" svg:height="6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848:'Hist_L=60_p=0.890000'.B863" chart:label-cell-address="'Hist_L=60_p=0.890000'.B847:'Hist_L=60_p=0.890000'.B84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3</text:p>
                <draw:g>
                  <svg:desc>'Hist_L=60_p=0.890000'.B847:'Hist_L=60_p=0.890000'.B8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ist_L=60_p=0.890000'.B848:'Hist_L=60_p=0.890000'.B8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73">
                <text:p>12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">
                <text:p>1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398">
                <text:p>130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600">
                <text:p>133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73">
                <text:p>12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59cm" svg:height="7.423cm" xlink:href=".." xlink:type="simple" chart:class="chart:bar" chart:style-name="ch1">
        <chart:legend chart:legend-position="end" svg:x="12.36cm" svg:y="3.401cm" style:legend-expansion="high" chart:style-name="ch2"/>
        <chart:plot-area chart:style-name="ch3" table:cell-range-address="'Hist_L=60_p=0.890000'.B865:'Hist_L=60_p=0.890000'.B881" chart:data-source-has-labels="row" svg:x="0.285cm" svg:y="0.148cm" svg:width="11.79cm" svg:height="7.127cm">
          <chartooo:coordinate-region svg:x="1.708cm" svg:y="0.358cm" svg:width="10.367cm" svg:height="6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866:'Hist_L=60_p=0.890000'.B881" chart:label-cell-address="'Hist_L=60_p=0.890000'.B865:'Hist_L=60_p=0.890000'.B8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2</text:p>
                <draw:g>
                  <svg:desc>'Hist_L=60_p=0.890000'.B865:'Hist_L=60_p=0.890000'.B8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ist_L=60_p=0.890000'.B866:'Hist_L=60_p=0.890000'.B8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66">
                <text:p>12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97">
                <text:p>12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03">
                <text:p>11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3">
                <text:p>11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557">
                <text:p>129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443">
                <text:p>13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97">
                <text:p>12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66">
                <text:p>1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1cm" svg:height="7.267cm" xlink:href=".." xlink:type="simple" chart:class="chart:bar" chart:style-name="ch1">
        <chart:legend chart:legend-position="end" svg:x="13.511cm" svg:y="3.323cm" style:legend-expansion="high" chart:style-name="ch2"/>
        <chart:plot-area chart:style-name="ch3" table:cell-range-address="'Hist_L=60_p=0.890000'.B73:'Hist_L=60_p=0.890000'.B89" chart:data-source-has-labels="row" svg:x="0.308cm" svg:y="0.145cm" svg:width="12.895cm" svg:height="6.977cm">
          <chartooo:coordinate-region svg:x="1.731cm" svg:y="0.355cm" svg:width="11.472cm" svg:height="6.0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74:'Hist_L=60_p=0.890000'.B89" chart:label-cell-address="'Hist_L=60_p=0.890000'.B73:'Hist_L=60_p=0.890000'.B7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6</text:p>
                <draw:g>
                  <svg:desc>'Hist_L=60_p=0.890000'.B73:'Hist_L=60_p=0.890000'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06">
                <text:p>8106</text:p>
                <draw:g>
                  <svg:desc>'Hist_L=60_p=0.890000'.B74:'Hist_L=60_p=0.890000'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78">
                <text:p>1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90">
                <text:p>360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20">
                <text:p>17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90">
                <text:p>8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87cm" svg:height="7.367cm" xlink:href=".." xlink:type="simple" chart:class="chart:bar" chart:style-name="ch1">
        <chart:legend chart:legend-position="end" svg:x="12.388cm" svg:y="3.373cm" style:legend-expansion="high" chart:style-name="ch2"/>
        <chart:plot-area chart:style-name="ch3" table:cell-range-address="'Hist_L=60_p=0.890000'.B883:'Hist_L=60_p=0.890000'.B899" chart:data-source-has-labels="row" svg:x="0.285cm" svg:y="0.147cm" svg:width="11.818cm" svg:height="7.073cm">
          <chartooo:coordinate-region svg:x="1.708cm" svg:y="0.357cm" svg:width="10.395cm" svg:height="6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884:'Hist_L=60_p=0.890000'.B899" chart:label-cell-address="'Hist_L=60_p=0.890000'.B883:'Hist_L=60_p=0.890000'.B88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1</text:p>
                <draw:g>
                  <svg:desc>'Hist_L=60_p=0.890000'.B883:'Hist_L=60_p=0.890000'.B8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ist_L=60_p=0.890000'.B884:'Hist_L=60_p=0.890000'.B8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38">
                <text:p>1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81">
                <text:p>1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62">
                <text:p>11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62">
                <text:p>11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701">
                <text:p>133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299">
                <text:p>130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81">
                <text:p>12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38">
                <text:p>12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23cm" svg:height="7.311cm" xlink:href=".." xlink:type="simple" chart:class="chart:bar" chart:style-name="ch1">
        <chart:legend chart:legend-position="end" svg:x="13.324cm" svg:y="3.345cm" style:legend-expansion="high" chart:style-name="ch2"/>
        <chart:plot-area chart:style-name="ch3" table:cell-range-address="'Hist_L=60_p=0.890000'.B91:'Hist_L=60_p=0.890000'.B107" chart:data-source-has-labels="row" svg:x="0.304cm" svg:y="0.146cm" svg:width="12.716cm" svg:height="7.019cm">
          <chartooo:coordinate-region svg:x="1.727cm" svg:y="0.356cm" svg:width="11.293cm" svg:height="6.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92:'Hist_L=60_p=0.890000'.B107" chart:label-cell-address="'Hist_L=60_p=0.890000'.B91:'Hist_L=60_p=0.890000'.B9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5</text:p>
                <draw:g>
                  <svg:desc>'Hist_L=60_p=0.890000'.B91:'Hist_L=60_p=0.890000'.B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56">
                <text:p>7856</text:p>
                <draw:g>
                  <svg:desc>'Hist_L=60_p=0.890000'.B92:'Hist_L=60_p=0.890000'.B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65">
                <text:p>1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81">
                <text:p>25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1">
                <text:p>17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72">
                <text:p>25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53">
                <text:p>2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75">
                <text:p>3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32">
                <text:p>36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34">
                <text:p>2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88">
                <text:p>16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63">
                <text:p>8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68cm" svg:height="7.536cm" xlink:href=".." xlink:type="simple" chart:class="chart:bar" chart:style-name="ch1">
        <chart:legend chart:legend-position="end" svg:x="13.269cm" svg:y="3.458cm" style:legend-expansion="high" chart:style-name="ch2"/>
        <chart:plot-area chart:style-name="ch3" table:cell-range-address="'Hist_L=60_p=0.890000'.B109:'Hist_L=60_p=0.890000'.B125" chart:data-source-has-labels="row" svg:x="0.303cm" svg:y="0.15cm" svg:width="12.663cm" svg:height="7.236cm">
          <chartooo:coordinate-region svg:x="1.726cm" svg:y="0.36cm" svg:width="11.24cm" svg:height="6.3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110:'Hist_L=60_p=0.890000'.B125" chart:label-cell-address="'Hist_L=60_p=0.890000'.B109:'Hist_L=60_p=0.890000'.B109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4</text:p>
                <draw:g>
                  <svg:desc>'Hist_L=60_p=0.890000'.B109:'Hist_L=60_p=0.890000'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70">
                <text:p>7770</text:p>
                <draw:g>
                  <svg:desc>'Hist_L=60_p=0.890000'.B110:'Hist_L=60_p=0.890000'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21">
                <text:p>1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59">
                <text:p>25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70">
                <text:p>25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22">
                <text:p>25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070">
                <text:p>370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24">
                <text:p>36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74">
                <text:p>25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90">
                <text:p>168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24">
                <text:p>77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3cm" svg:height="7.31cm" xlink:href=".." xlink:type="simple" chart:class="chart:bar" chart:style-name="ch1">
        <chart:legend chart:legend-position="end" svg:x="13.131cm" svg:y="3.345cm" style:legend-expansion="high" chart:style-name="ch2"/>
        <chart:plot-area chart:style-name="ch3" table:cell-range-address="'Hist_L=60_p=0.890000'.B127:'Hist_L=60_p=0.890000'.B143" chart:data-source-has-labels="row" svg:x="0.3cm" svg:y="0.146cm" svg:width="12.531cm" svg:height="7.018cm">
          <chartooo:coordinate-region svg:x="1.723cm" svg:y="0.356cm" svg:width="11.108cm" svg:height="6.1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128:'Hist_L=60_p=0.890000'.B143" chart:label-cell-address="'Hist_L=60_p=0.890000'.B127:'Hist_L=60_p=0.890000'.B12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3</text:p>
                <draw:g>
                  <svg:desc>'Hist_L=60_p=0.890000'.B127:'Hist_L=60_p=0.890000'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95">
                <text:p>7495</text:p>
                <draw:g>
                  <svg:desc>'Hist_L=60_p=0.890000'.B128:'Hist_L=60_p=0.890000'.B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59">
                <text:p>25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56">
                <text:p>1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46">
                <text:p>1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215">
                <text:p>37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98">
                <text:p>37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41">
                <text:p>16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2">
                <text:p>76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3cm" svg:height="7.254cm" xlink:href=".." xlink:type="simple" chart:class="chart:bar" chart:style-name="ch1">
        <chart:legend chart:legend-position="end" svg:x="13.131cm" svg:y="3.317cm" style:legend-expansion="high" chart:style-name="ch2"/>
        <chart:plot-area chart:style-name="ch3" table:cell-range-address="'Hist_L=60_p=0.890000'.B145:'Hist_L=60_p=0.890000'.B161" chart:data-source-has-labels="row" svg:x="0.3cm" svg:y="0.145cm" svg:width="12.531cm" svg:height="6.964cm">
          <chartooo:coordinate-region svg:x="1.723cm" svg:y="0.355cm" svg:width="11.108cm" svg:height="6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_L=60_p=0.890000'.B146:'Hist_L=60_p=0.890000'.B161" chart:label-cell-address="'Hist_L=60_p=0.890000'.B145:'Hist_L=60_p=0.890000'.B14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4.2</text:p>
                <draw:g>
                  <svg:desc>'Hist_L=60_p=0.890000'.B145:'Hist_L=60_p=0.890000'.B1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9">
                <text:p>7489</text:p>
                <draw:g>
                  <svg:desc>'Hist_L=60_p=0.890000'.B146:'Hist_L=60_p=0.890000'.B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26">
                <text:p>16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99">
                <text:p>2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24">
                <text:p>16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5">
                <text:p>2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266">
                <text:p>37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955">
                <text:p>37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11">
                <text:p>16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13">
                <text:p>16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52">
                <text:p>7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